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Rockwell" svg:font-family="Rockwell"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a2" style:family="table" style:master-page-name="First_20_Page">
      <style:table-properties style:width="15.921cm" style:rel-width="100%" fo:margin-left="0cm" fo:margin-top="0cm" fo:margin-bottom="0cm" style:page-number="auto" table:align="left" style:writing-mode="lr-tb"/>
    </style:style>
    <style:style style:name="Tabla2.A" style:family="table-column">
      <style:table-column-properties style:column-width="8.518cm" style:rel-column-width="35061*"/>
    </style:style>
    <style:style style:name="Tabla2.B" style:family="table-column">
      <style:table-column-properties style:column-width="7.403cm" style:rel-column-width="30473*"/>
    </style:style>
    <style:style style:name="Tabla2.1" style:family="table-row">
      <style:table-row-properties style:min-row-height="3.302cm" fo:keep-together="auto"/>
    </style:style>
    <style:style style:name="Tabla2.A1" style:family="table-cell">
      <style:table-cell-properties style:vertical-align="bottom" fo:padding-left="0cm" fo:padding-right="0cm" fo:padding-top="0cm" fo:padding-bottom="0.762cm" fo:border="none" style:writing-mode="lr-tb"/>
    </style:style>
    <style:style style:name="Tabla1" style:family="table">
      <style:table-properties style:width="7.405cm" style:rel-width="100%" fo:margin-left="0cm" fo:margin-top="0cm" fo:margin-bottom="0cm" table:align="left" style:writing-mode="lr-tb"/>
    </style:style>
    <style:style style:name="Tabla1.A" style:family="table-column">
      <style:table-column-properties style:column-width="6.689cm" style:rel-column-width="59197*"/>
    </style:style>
    <style:style style:name="Tabla1.B" style:family="table-column">
      <style:table-column-properties style:column-width="0.716cm" style:rel-column-width="6337*"/>
    </style:style>
    <style:style style:name="Tabla1.1" style:family="table-row">
      <style:table-row-properties fo:keep-together="auto"/>
    </style:style>
    <style:style style:name="Tabla1.A1" style:family="table-cell">
      <style:table-cell-properties fo:padding-left="1.27cm" fo:padding-right="0.051cm" fo:padding-top="0cm" fo:padding-bottom="0cm" fo:border="none" style:writing-mode="lr-tb"/>
    </style:style>
    <style:style style:name="Tabla1.B1" style:family="table-cell">
      <style:table-cell-properties fo:padding="0cm" fo:border="none" style:writing-mode="lr-tb"/>
    </style:style>
    <style:style style:name="Tabla1" style:family="table">
      <style:table-properties style:width="7.405cm" style:rel-width="100%" fo:margin-left="0cm" fo:margin-top="0cm" fo:margin-bottom="0cm" table:align="left" style:writing-mode="lr-tb"/>
    </style:style>
    <style:style style:name="Tabla1.A" style:family="table-column">
      <style:table-column-properties style:column-width="6.689cm" style:rel-column-width="59197*"/>
    </style:style>
    <style:style style:name="Tabla1.B" style:family="table-column">
      <style:table-column-properties style:column-width="0.716cm" style:rel-column-width="6337*"/>
    </style:style>
    <style:style style:name="Tabla1.1" style:family="table-row">
      <style:table-row-properties fo:keep-together="auto"/>
    </style:style>
    <style:style style:name="Tabla1.A1" style:family="table-cell">
      <style:table-cell-properties fo:padding-left="1.27cm" fo:padding-right="0.051cm" fo:padding-top="0cm" fo:padding-bottom="0cm" fo:border="none" style:writing-mode="lr-tb"/>
    </style:style>
    <style:style style:name="Tabla1.B1" style:family="table-cell">
      <style:table-cell-properties fo:padding="0cm" fo:border="none" style:writing-mode="lr-tb"/>
    </style:style>
    <style:style style:name="Tabla3" style:family="table">
      <style:table-properties style:width="15.921cm" style:rel-width="100%" fo:margin-left="0cm" fo:margin-top="0cm" fo:margin-bottom="0cm" table:align="left" style:writing-mode="lr-tb"/>
    </style:style>
    <style:style style:name="Tabla3.A" style:family="table-column">
      <style:table-column-properties style:column-width="7.95cm" style:rel-column-width="32721*"/>
    </style:style>
    <style:style style:name="Tabla3.B" style:family="table-column">
      <style:table-column-properties style:column-width="7.971cm" style:rel-column-width="32813*"/>
    </style:style>
    <style:style style:name="Tabla3.1" style:family="table-row">
      <style:table-row-properties fo:keep-together="auto"/>
    </style:style>
    <style:style style:name="Tabla3.A1" style:family="table-cell">
      <style:table-cell-properties fo:padding="0cm" fo:border="none" style:writing-mode="lr-tb"/>
    </style:style>
    <style:style style:name="Tabla3.B1" style:family="table-cell">
      <style:table-cell-properties fo:padding-left="0.635cm" fo:padding-right="0cm" fo:padding-top="0cm" fo:padding-bottom="0cm" fo:border="none" style:writing-mode="lr-tb"/>
    </style:style>
    <style:style style:name="P1" style:family="paragraph" style:parent-style-name="Header">
      <style:paragraph-properties fo:orphans="0" fo:widows="0"/>
      <style:text-properties fo:language="es" fo:country="MX"/>
    </style:style>
    <style:style style:name="P2" style:family="paragraph" style:parent-style-name="Iconos">
      <style:paragraph-properties fo:margin-top="0cm" fo:margin-bottom="0.071cm" style:contextual-spacing="false" fo:orphans="2" fo:widows="2"/>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3" style:family="paragraph" style:parent-style-name="Información_20_de_20_contacto">
      <style:paragraph-properties fo:orphans="2" fo:widows="2"/>
      <style:text-properties fo:color="#595959" loext:opacity="100%" style:font-name="Calibri" fo:font-size="11pt" fo:language="es" fo:country="MX" officeooo:rsid="000c90b6" officeooo:paragraph-rsid="000c90b6" style:letter-kerning="false" style:font-name-asian="Calibri1" style:font-size-asian="11pt" style:language-asian="en" style:country-asian="US" style:font-size-complex="11pt"/>
    </style:style>
    <style:style style:name="P4" style:family="paragraph" style:parent-style-name="Title">
      <style:paragraph-properties fo:margin-top="0cm" fo:margin-bottom="0cm" style:contextual-spacing="true" fo:text-align="start" style:justify-single-word="false" fo:orphans="2" fo:widows="2"/>
      <style:text-properties fo:font-size="28pt" fo:language="es" fo:country="MX" officeooo:rsid="000c90b6" style:font-size-asian="28pt" style:language-asian="en" style:country-asian="US" style:font-size-complex="28pt" style:language-complex="es" style:country-complex="MX"/>
    </style:style>
    <style:style style:name="P5" style:family="paragraph" style:parent-style-name="Footer">
      <style:text-properties fo:language="es" fo:country="MX" style:language-complex="es" style:country-complex="MX"/>
    </style:style>
    <style:style style:name="P6" style:family="paragraph" style:parent-style-name="Heading_20_1">
      <style:text-properties fo:language="es" fo:country="MX" style:language-complex="es" style:country-complex="MX"/>
    </style:style>
    <style:style style:name="P7" style:family="paragraph" style:parent-style-name="Heading_20_2">
      <style:text-properties officeooo:paragraph-rsid="000f5cea"/>
    </style:style>
    <style:style style:name="P8" style:family="paragraph" style:parent-style-name="Heading_20_3">
      <style:text-properties officeooo:rsid="000f5cea" officeooo:paragraph-rsid="000f5cea"/>
    </style:style>
    <style:style style:name="P9" style:family="paragraph" style:parent-style-name="Información_20_de_20_contacto">
      <style:paragraph-properties fo:orphans="2" fo:widows="2"/>
      <style:text-properties fo:color="#595959" loext:opacity="100%" style:font-name="Calibri" fo:font-size="11pt" fo:language="es" fo:country="MX" officeooo:rsid="000c90b6" officeooo:paragraph-rsid="000c90b6" style:letter-kerning="false" style:font-name-asian="Calibri1" style:font-size-asian="11pt" style:language-asian="en" style:country-asian="US" style:font-size-complex="11pt" style:language-complex="es" style:country-complex="MX"/>
    </style:style>
    <style:style style:name="P10" style:family="paragraph" style:parent-style-name="Información_20_de_20_contacto">
      <style:paragraph-properties fo:orphans="2" fo:widows="2"/>
      <style:text-properties fo:color="#595959" loext:opacity="100%" style:font-name="Calibri" fo:font-size="11pt" fo:language="es" fo:country="MX" officeooo:rsid="0013d1e2" officeooo:paragraph-rsid="0013d1e2" style:letter-kerning="false" style:font-name-asian="Calibri1" style:font-size-asian="11pt" style:language-asian="en" style:country-asian="US" style:font-size-complex="11pt" style:language-complex="es" style:country-complex="MX"/>
    </style:style>
    <style:style style:name="P11" style:family="paragraph" style:parent-style-name="List_20_Bullet" style:list-style-name="WWNum4">
      <style:paragraph-properties fo:margin-top="0cm" fo:margin-bottom="0cm" style:contextual-spacing="true" fo:text-align="start" style:justify-single-word="false" fo:orphans="2" fo:widows="2"/>
      <style:text-properties fo:color="#595959" loext:opacity="100%" style:font-name="Calibri" fo:font-size="11pt" fo:language="es" fo:country="MX" officeooo:rsid="000e09ec" officeooo:paragraph-rsid="000e09ec" style:letter-kerning="false" style:font-name-asian="Calibri1" style:font-size-asian="11pt" style:language-asian="en" style:country-asian="US" style:font-size-complex="11pt" style:language-complex="es" style:country-complex="MX"/>
    </style:style>
    <style:style style:name="P12" style:family="paragraph" style:parent-style-name="List_20_Bullet">
      <style:paragraph-properties fo:margin-top="0cm" fo:margin-bottom="0cm" style:contextual-spacing="true" fo:text-align="start" style:justify-single-word="false" fo:orphans="2" fo:widows="2"/>
      <style:text-properties fo:color="#595959" loext:opacity="100%" style:font-name="Calibri" fo:font-size="11pt" fo:language="es" fo:country="MX" officeooo:rsid="000e09ec" officeooo:paragraph-rsid="000e09ec" style:letter-kerning="false" style:font-name-asian="Calibri1" style:font-size-asian="11pt" style:language-asian="en" style:country-asian="US" style:font-size-complex="11pt" style:language-complex="es" style:country-complex="MX"/>
    </style:style>
    <style:style style:name="P13" style:family="paragraph" style:parent-style-name="List_20_Bullet" style:list-style-name="WWNum1">
      <style:paragraph-properties fo:margin-top="0cm" fo:margin-bottom="0cm" style:contextual-spacing="true" fo:text-align="start" style:justify-single-word="false" fo:orphans="2" fo:widows="2"/>
      <style:text-properties fo:color="#595959" loext:opacity="100%" style:font-name="Calibri" fo:font-size="11pt" fo:language="es" fo:country="MX" officeooo:rsid="000e09ec" officeooo:paragraph-rsid="000e09ec" style:letter-kerning="false" style:font-name-asian="Calibri1" style:font-size-asian="11pt" style:language-asian="en" style:country-asian="US" style:font-size-complex="11pt" style:language-complex="es" style:country-complex="MX"/>
    </style:style>
    <style:style style:name="P14" style:family="paragraph" style:parent-style-name="List_20_Bullet" style:list-style-name="WWNum4">
      <style:paragraph-properties fo:margin-top="0cm" fo:margin-bottom="0cm" style:contextual-spacing="true" fo:text-align="start" style:justify-single-word="false" fo:orphans="2" fo:widows="2"/>
      <style:text-properties fo:color="#595959" loext:opacity="100%" style:font-name="Calibri" fo:font-size="11pt" fo:language="es" fo:country="MX" fo:font-weight="bold" officeooo:rsid="000e09ec" officeooo:paragraph-rsid="000e09ec" style:letter-kerning="false" style:font-name-asian="Calibri1" style:font-size-asian="11pt" style:language-asian="en" style:country-asian="US" style:font-weight-asian="bold" style:font-size-complex="11pt" style:language-complex="es" style:country-complex="MX" style:font-weight-complex="bold"/>
    </style:style>
    <style:style style:name="P15" style:family="paragraph" style:parent-style-name="List_20_Bullet" style:list-style-name="WWNum1">
      <style:paragraph-properties fo:margin-top="0cm" fo:margin-bottom="0cm" style:contextual-spacing="true" fo:text-align="start" style:justify-single-word="false" fo:orphans="2" fo:widows="2"/>
      <style:text-properties fo:color="#595959" loext:opacity="100%" style:font-name="Calibri" fo:font-size="11pt" fo:language="es" fo:country="MX" fo:font-weight="bold" officeooo:rsid="000e09ec" officeooo:paragraph-rsid="000e09ec" style:letter-kerning="false" style:font-name-asian="Calibri1" style:font-size-asian="11pt" style:language-asian="en" style:country-asian="US" style:font-weight-asian="bold" style:font-size-complex="11pt" style:language-complex="es" style:country-complex="MX" style:font-weight-complex="bold"/>
    </style:style>
    <style:style style:name="P16" style:family="paragraph" style:parent-style-name="Standard">
      <style:text-properties fo:language="es" fo:country="MX" officeooo:rsid="000d488c" officeooo:paragraph-rsid="000d488c" style:language-complex="es" style:country-complex="MX"/>
    </style:style>
    <style:style style:name="P17" style:family="paragraph" style:parent-style-name="Standard">
      <style:text-properties fo:language="es" fo:country="MX" officeooo:rsid="000e7c89" officeooo:paragraph-rsid="000e7c89" style:language-complex="es" style:country-complex="MX"/>
    </style:style>
    <style:style style:name="P18" style:family="paragraph" style:parent-style-name="Standard">
      <style:text-properties fo:language="es" fo:country="MX" officeooo:rsid="000f5cea" style:language-complex="es" style:country-complex="MX"/>
    </style:style>
    <style:style style:name="P19" style:family="paragraph" style:parent-style-name="Standard">
      <style:text-properties fo:language="es" fo:country="MX" officeooo:rsid="0012012d" officeooo:paragraph-rsid="0012012d" style:language-complex="es" style:country-complex="MX"/>
    </style:style>
    <style:style style:name="P20" style:family="paragraph" style:parent-style-name="Standard">
      <style:text-properties fo:language="es" fo:country="MX" officeooo:rsid="0013d1e2" officeooo:paragraph-rsid="0013d1e2" style:language-complex="es" style:country-complex="MX"/>
    </style:style>
    <style:style style:name="P21" style:family="paragraph">
      <loext:graphic-properties draw:fill="solid" draw:fill-color="#007fab"/>
      <style:paragraph-properties fo:text-align="start"/>
      <style:text-properties fo:font-size="18pt"/>
    </style:style>
    <style:style style:name="T1" style:family="text">
      <style:text-properties fo:language="es" fo:country="MX" style:language-complex="es" style:country-complex="MX"/>
    </style:style>
    <style:style style:name="T2" style:family="text">
      <style:text-properties fo:language="es" fo:country="MX" officeooo:rsid="000e7c89" style:language-complex="es" style:country-complex="MX"/>
    </style:style>
    <style:style style:name="T3" style:family="text">
      <style:text-properties fo:language="es" fo:country="MX" officeooo:rsid="000f5cea" style:language-complex="es" style:country-complex="MX"/>
    </style:style>
    <style:style style:name="T4" style:family="text">
      <style:text-properties fo:language="es" fo:country="MX" officeooo:rsid="000fecaf" style:language-complex="es" style:country-complex="MX"/>
    </style:style>
    <style:style style:name="T5" style:family="text">
      <style:text-properties fo:language="es" fo:country="MX" officeooo:rsid="00106abf" style:language-complex="es" style:country-complex="MX"/>
    </style:style>
    <style:style style:name="T6" style:family="text">
      <style:text-properties style:language-complex="es" style:country-complex="MX"/>
    </style:style>
    <style:style style:name="T7" style:family="text">
      <style:text-properties officeooo:rsid="000f5cea"/>
    </style:style>
    <style:style style:name="T8" style:family="text">
      <style:text-properties officeooo:rsid="000fecaf"/>
    </style:style>
    <style:style style:name="T9" style:family="text">
      <style:text-properties officeooo:rsid="0013d1e2"/>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gr1" style:family="graphic">
      <style:graphic-properties draw:stroke="none" svg:stroke-width="0cm" draw:stroke-linejoin="round" draw:fill="solid" draw:fill-color="#007fab" draw:textarea-vertical-align="top" draw:auto-grow-height="false" fo:min-height="0.081cm" fo:min-width="0cm" fo:padding-top="0.125cm" fo:padding-bottom="0.125cm" fo:padding-left="0.25cm" fo:padding-right="0.25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stroke-linejoin="round" draw:fill="solid" draw:fill-color="#007fab" draw:textarea-vertical-align="top" draw:auto-grow-height="false" fo:min-height="0.005cm" fo:min-width="0cm" fo:padding-top="0.125cm" fo:padding-bottom="0.125cm" fo:padding-left="0.25cm" fo:padding-right="0.25cm" fo:wrap-option="wrap" fo:margin-left="0cm" fo:margin-right="0cm" fo:margin-top="0cm" fo:margin-bottom="0.011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stroke-linejoin="round" draw:fill="solid" draw:fill-color="#007fab" draw:textarea-vertical-align="top" draw:auto-grow-height="false" fo:min-height="0.056cm" fo:min-width="0cm" fo:padding-top="0.125cm" fo:padding-bottom="0.125cm" fo:padding-left="0.25cm" fo:padding-right="0.25cm" fo:wrap-option="wrap" fo:margin-left="0cm" fo:margin-right="0.014cm" fo:margin-top="0cm" fo:margin-bottom="0.014cm" style:run-through="foreground" style:vertical-pos="top" style:vertical-rel="baseline"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table-column table:style-name="Tabla2.B"/>
        <table:table-row table:style-name="Tabla2.1">
          <table:table-cell table:style-name="Tabla2.A1" office:value-type="string">
            <text:p text:style-name="P4">Alain Barragán Méndez</text:p>
          </table:table-cell>
          <table:table-cell table:style-name="Tabla2.A1" office:value-type="string">
            <table:table table:name="Tabla1" table:style-name="Tabla1">
              <table:table-column table:style-name="Tabla1.A"/>
              <table:table-column table:style-name="Tabla1.B"/>
              <table:table-row table:style-name="Tabla1.1">
                <table:table-cell table:style-name="Tabla1.A1" office:value-type="string">
                  <text:p text:style-name="P9">Guadalajara, Jalisco, México</text:p>
                </table:table-cell>
                <table:table-cell table:style-name="Tabla1.B1" office:value-type="string">
                  <text:p text:style-name="P2"><draw:custom-shape text:anchor-type="as-char" draw:z-index="0" draw:name="Forma1" draw:style-name="gr1" draw:text-style-name="P21" svg:width="0.331cm" svg:height="0.331cm"><text:p/><draw:enhanced-geometry draw:mirror-horizontal="false" draw:mirror-vertical="false" svg:viewBox="0 0 0 0" drawooo:sub-view-size="2846 2833" draw:text-areas="0 0 ?f118 ?f119" draw:type="ooxml-non-primitive" draw:enhanced-path="M 1418 0 L 1443 3 1468 11 1493 23 1520 39 1547 60 1575 85 1607 115 1642 147 1678 181 1717 218 1757 256 1799 295 1842 337 1886 379 1931 422 1977 467 2024 512 2071 558 2118 603 2165 649 2213 695 2259 741 2306 787 2351 831 2397 875 2440 918 2482 960 2524 1001 2563 1040 2601 1077 2637 1113 2671 1147 2702 1178 2731 1207 2757 1234 2780 1257 2800 1278 2816 1296 2829 1310 2839 1321 2846 1329 2801 1332 2757 1334 2711 1336 2667 1338 2625 1339 2584 1340 2548 1341 2515 1342 2488 1343 2467 1345 2467 1478 2467 1613 2467 2513 2467 2566 2465 2611 2462 2651 2456 2686 2448 2716 2437 2741 2422 2763 2405 2781 2383 2796 2358 2808 2328 2817 2295 2824 2256 2830 2238 2832 2215 2833 2188 2833 2157 2833 2126 2832 2095 2831 2066 2831 2039 2830 2018 2830 1983 2829 1951 2827 1925 2822 1903 2814 1885 2803 1870 2788 1858 2769 1848 2744 1840 2715 1835 2680 1831 2639 1828 2591 1826 2536 1825 2500 1825 2460 1824 2416 1823 2370 1823 2323 1822 2273 1822 2224 1821 2173 1821 2124 1821 2076 1821 2030 1821 1985 1821 1945 1821 1908 1821 1874 1821 1846 1821 1823 1822 1807 1822 1797 1822 1763 1818 1733 1811 1707 1800 1684 1786 1664 1769 1646 1750 1631 1728 1618 1704 1608 1678 1599 1651 1592 1622 1587 1591 1583 1561 1581 1529 1579 1496 1578 1463 1577 1431 1577 1398 1577 1361 1578 1324 1579 1289 1582 1253 1586 1220 1591 1188 1598 1157 1606 1129 1617 1103 1629 1080 1643 1058 1660 1041 1678 1028 1699 1018 1723 1012 1748 1010 1778 1012 1940 1011 2103 1010 2265 1011 2427 1015 2590 1015 2630 1013 2666 1009 2697 1001 2723 990 2746 976 2767 959 2783 936 2796 910 2807 880 2815 845 2822 804 2826 760 2829 600 2829 562 2828 528 2824 496 2817 468 2806 444 2793 423 2776 406 2755 391 2731 380 2703 373 2672 369 2636 368 2596 372 2285 372 1973 371 1662 371 1350 370 1351 362 1351 348 1352 330 1352 308 1352 281 1353 252 1353 222 1353 191 1353 159 1353 129 1352 100 1352 73 1352 48 1352 29 1352 13 1352 4 1352 0 1352 5 1345 14 1334 26 1319 42 1301 61 1280 84 1256 109 1230 137 1199 167 1168 201 1134 236 1097 272 1059 312 1019 352 977 394 934 438 891 482 845 528 800 574 753 621 706 668 660 714 612 762 566 809 518 856 473 901 427 946 383 991 340 1033 297 1076 257 1116 218 1154 180 1191 145 1225 112 1257 81 1287 55 1315 34 1342 18 1367 7 1392 1 1418 0 Z N"><draw:equation draw:name="f0" draw:formula="1493*logwidth/2846"/><draw:equation draw:name="f1" draw:formula="23*logheight/2833"/><draw:equation draw:name="f2" draw:formula="1607*logwidth/2846"/><draw:equation draw:name="f3" draw:formula="115*logheight/2833"/><draw:equation draw:name="f4" draw:formula="1757*logwidth/2846"/><draw:equation draw:name="f5" draw:formula="256*logheight/2833"/><draw:equation draw:name="f6" draw:formula="1931*logwidth/2846"/><draw:equation draw:name="f7" draw:formula="422*logheight/2833"/><draw:equation draw:name="f8" draw:formula="2118*logwidth/2846"/><draw:equation draw:name="f9" draw:formula="603*logheight/2833"/><draw:equation draw:name="f10" draw:formula="2306*logwidth/2846"/><draw:equation draw:name="f11" draw:formula="787*logheight/2833"/><draw:equation draw:name="f12" draw:formula="2482*logwidth/2846"/><draw:equation draw:name="f13" draw:formula="960*logheight/2833"/><draw:equation draw:name="f14" draw:formula="2637*logwidth/2846"/><draw:equation draw:name="f15" draw:formula="1113*logheight/2833"/><draw:equation draw:name="f16" draw:formula="2757*logwidth/2846"/><draw:equation draw:name="f17" draw:formula="1234*logheight/2833"/><draw:equation draw:name="f18" draw:formula="2829*logwidth/2846"/><draw:equation draw:name="f19" draw:formula="1310*logheight/2833"/><draw:equation draw:name="f20" draw:formula="2757*logwidth/2846"/><draw:equation draw:name="f21" draw:formula="1334*logheight/2833"/><draw:equation draw:name="f22" draw:formula="2584*logwidth/2846"/><draw:equation draw:name="f23" draw:formula="1340*logheight/2833"/><draw:equation draw:name="f24" draw:formula="2467*logwidth/2846"/><draw:equation draw:name="f25" draw:formula="1345*logheight/2833"/><draw:equation draw:name="f26" draw:formula="2467*logwidth/2846"/><draw:equation draw:name="f27" draw:formula="2566*logheight/2833"/><draw:equation draw:name="f28" draw:formula="2448*logwidth/2846"/><draw:equation draw:name="f29" draw:formula="2716*logheight/2833"/><draw:equation draw:name="f30" draw:formula="2383*logwidth/2846"/><draw:equation draw:name="f31" draw:formula="2796*logheight/2833"/><draw:equation draw:name="f32" draw:formula="2256*logwidth/2846"/><draw:equation draw:name="f33" draw:formula="2830*logheight/2833"/><draw:equation draw:name="f34" draw:formula="2157*logwidth/2846"/><draw:equation draw:name="f35" draw:formula="2833*logheight/2833"/><draw:equation draw:name="f36" draw:formula="2039*logwidth/2846"/><draw:equation draw:name="f37" draw:formula="2830*logheight/2833"/><draw:equation draw:name="f38" draw:formula="1925*logwidth/2846"/><draw:equation draw:name="f39" draw:formula="2822*logheight/2833"/><draw:equation draw:name="f40" draw:formula="1858*logwidth/2846"/><draw:equation draw:name="f41" draw:formula="2769*logheight/2833"/><draw:equation draw:name="f42" draw:formula="1831*logwidth/2846"/><draw:equation draw:name="f43" draw:formula="2639*logheight/2833"/><draw:equation draw:name="f44" draw:formula="1825*logwidth/2846"/><draw:equation draw:name="f45" draw:formula="2460*logheight/2833"/><draw:equation draw:name="f46" draw:formula="1822*logwidth/2846"/><draw:equation draw:name="f47" draw:formula="2273*logheight/2833"/><draw:equation draw:name="f48" draw:formula="1821*logwidth/2846"/><draw:equation draw:name="f49" draw:formula="2076*logheight/2833"/><draw:equation draw:name="f50" draw:formula="1821*logwidth/2846"/><draw:equation draw:name="f51" draw:formula="1908*logheight/2833"/><draw:equation draw:name="f52" draw:formula="1822*logwidth/2846"/><draw:equation draw:name="f53" draw:formula="1807*logheight/2833"/><draw:equation draw:name="f54" draw:formula="1811*logwidth/2846"/><draw:equation draw:name="f55" draw:formula="1707*logheight/2833"/><draw:equation draw:name="f56" draw:formula="1750*logwidth/2846"/><draw:equation draw:name="f57" draw:formula="1631*logheight/2833"/><draw:equation draw:name="f58" draw:formula="1651*logwidth/2846"/><draw:equation draw:name="f59" draw:formula="1592*logheight/2833"/><draw:equation draw:name="f60" draw:formula="1529*logwidth/2846"/><draw:equation draw:name="f61" draw:formula="1579*logheight/2833"/><draw:equation draw:name="f62" draw:formula="1398*logwidth/2846"/><draw:equation draw:name="f63" draw:formula="1577*logheight/2833"/><draw:equation draw:name="f64" draw:formula="1253*logwidth/2846"/><draw:equation draw:name="f65" draw:formula="1586*logheight/2833"/><draw:equation draw:name="f66" draw:formula="1129*logwidth/2846"/><draw:equation draw:name="f67" draw:formula="1617*logheight/2833"/><draw:equation draw:name="f68" draw:formula="1041*logwidth/2846"/><draw:equation draw:name="f69" draw:formula="1678*logheight/2833"/><draw:equation draw:name="f70" draw:formula="1010*logwidth/2846"/><draw:equation draw:name="f71" draw:formula="1778*logheight/2833"/><draw:equation draw:name="f72" draw:formula="1011*logwidth/2846"/><draw:equation draw:name="f73" draw:formula="2427*logheight/2833"/><draw:equation draw:name="f74" draw:formula="1009*logwidth/2846"/><draw:equation draw:name="f75" draw:formula="2697*logheight/2833"/><draw:equation draw:name="f76" draw:formula="959*logwidth/2846"/><draw:equation draw:name="f77" draw:formula="2783*logheight/2833"/><draw:equation draw:name="f78" draw:formula="845*logwidth/2846"/><draw:equation draw:name="f79" draw:formula="2822*logheight/2833"/><draw:equation draw:name="f80" draw:formula="562*logwidth/2846"/><draw:equation draw:name="f81" draw:formula="2828*logheight/2833"/><draw:equation draw:name="f82" draw:formula="444*logwidth/2846"/><draw:equation draw:name="f83" draw:formula="2793*logheight/2833"/><draw:equation draw:name="f84" draw:formula="380*logwidth/2846"/><draw:equation draw:name="f85" draw:formula="2703*logheight/2833"/><draw:equation draw:name="f86" draw:formula="372*logwidth/2846"/><draw:equation draw:name="f87" draw:formula="2285*logheight/2833"/><draw:equation draw:name="f88" draw:formula="370*logwidth/2846"/><draw:equation draw:name="f89" draw:formula="1351*logheight/2833"/><draw:equation draw:name="f90" draw:formula="308*logwidth/2846"/><draw:equation draw:name="f91" draw:formula="1352*logheight/2833"/><draw:equation draw:name="f92" draw:formula="191*logwidth/2846"/><draw:equation draw:name="f93" draw:formula="1353*logheight/2833"/><draw:equation draw:name="f94" draw:formula="73*logwidth/2846"/><draw:equation draw:name="f95" draw:formula="1352*logheight/2833"/><draw:equation draw:name="f96" draw:formula="4*logwidth/2846"/><draw:equation draw:name="f97" draw:formula="1352*logheight/2833"/><draw:equation draw:name="f98" draw:formula="26*logwidth/2846"/><draw:equation draw:name="f99" draw:formula="1319*logheight/2833"/><draw:equation draw:name="f100" draw:formula="109*logwidth/2846"/><draw:equation draw:name="f101" draw:formula="1230*logheight/2833"/><draw:equation draw:name="f102" draw:formula="236*logwidth/2846"/><draw:equation draw:name="f103" draw:formula="1097*logheight/2833"/><draw:equation draw:name="f104" draw:formula="394*logwidth/2846"/><draw:equation draw:name="f105" draw:formula="934*logheight/2833"/><draw:equation draw:name="f106" draw:formula="574*logwidth/2846"/><draw:equation draw:name="f107" draw:formula="753*logheight/2833"/><draw:equation draw:name="f108" draw:formula="762*logwidth/2846"/><draw:equation draw:name="f109" draw:formula="566*logheight/2833"/><draw:equation draw:name="f110" draw:formula="946*logwidth/2846"/><draw:equation draw:name="f111" draw:formula="383*logheight/2833"/><draw:equation draw:name="f112" draw:formula="1116*logwidth/2846"/><draw:equation draw:name="f113" draw:formula="218*logheight/2833"/><draw:equation draw:name="f114" draw:formula="1257*logwidth/2846"/><draw:equation draw:name="f115" draw:formula="81*logheight/2833"/><draw:equation draw:name="f116" draw:formula="1367*logwidth/2846"/><draw:equation draw:name="f117" draw:formula="7*logheight/2833"/><draw:equation draw:name="f118" draw:formula="logwidth"/><draw:equation draw:name="f119" draw:formula="logheight"/></draw:enhanced-geometry></draw:custom-shape></text:p>
                </table:table-cell>
              </table:table-row>
              <table:table-row table:style-name="Tabla1.1">
                <table:table-cell table:style-name="Tabla1.A1" office:value-type="string">
                  <text:p text:style-name="P3">3<text:span text:style-name="T6">3 1159 0602</text:span></text:p>
                </table:table-cell>
                <table:table-cell table:style-name="Tabla1.B1" office:value-type="string">
                  <text:p text:style-name="P2"><draw:custom-shape text:anchor-type="as-char" draw:z-index="1" draw:name="Forma2" draw:style-name="gr3" draw:text-style-name="P21" svg:width="0.306cm" svg:height="0.306cm"><text:p/><draw:enhanced-geometry draw:mirror-horizontal="false" draw:mirror-vertical="false" svg:viewBox="0 0 0 0" drawooo:sub-view-size="2552 2616" draw:text-areas="0 0 ?f102 ?f103" draw:type="ooxml-non-primitive" draw:enhanced-path="M 410 0 L 443 2 477 11 511 26 545 48 580 77 634 132 688 186 742 241 798 294 829 324 854 356 875 387 890 418 900 449 904 480 901 510 892 540 878 571 857 600 830 629 797 658 758 690 727 723 702 755 683 789 669 823 661 856 659 890 663 925 672 959 687 992 707 1027 731 1060 760 1093 918 1253 1077 1409 1239 1565 1402 1718 1566 1870 1598 1897 1630 1918 1662 1933 1695 1943 1727 1946 1759 1944 1792 1936 1823 1921 1854 1899 1884 1871 1914 1836 1948 1796 1982 1763 2018 1737 2052 1719 2086 1708 2121 1703 2155 1705 2189 1714 2222 1728 2256 1749 2288 1776 2320 1810 2353 1848 2509 2031 2529 2061 2542 2090 2550 2121 2552 2149 2551 2176 2546 2202 2538 2228 2528 2250 2517 2270 2506 2287 2494 2302 2484 2313 2475 2321 2473 2322 2467 2327 2458 2336 2445 2347 2430 2360 2412 2374 2392 2390 2371 2408 2347 2426 2322 2444 2296 2464 2269 2482 2243 2500 2214 2517 2187 2532 2161 2546 2135 2558 2109 2567 2058 2583 2010 2595 1964 2605 1923 2611 1884 2615 1848 2616 1814 2615 1782 2611 1752 2606 1723 2599 1695 2591 1668 2581 1641 2570 1615 2558 1589 2544 1561 2531 1534 2517 1439 2469 1347 2418 1256 2367 1167 2314 1081 2260 997 2203 916 2146 838 2085 762 2024 689 1959 619 1893 551 1823 488 1751 426 1677 369 1600 314 1520 263 1436 214 1351 170 1261 130 1168 92 1072 59 972 29 868 14 801 4 734 0 669 2 606 11 543 23 483 41 423 63 365 91 307 124 252 160 197 201 144 247 92 279 61 311 36 345 18 377 6 410 0 Z N"><draw:equation draw:name="f0" draw:formula="477*logwidth/2552"/><draw:equation draw:name="f1" draw:formula="11*logheight/2616"/><draw:equation draw:name="f2" draw:formula="580*logwidth/2552"/><draw:equation draw:name="f3" draw:formula="77*logheight/2616"/><draw:equation draw:name="f4" draw:formula="742*logwidth/2552"/><draw:equation draw:name="f5" draw:formula="241*logheight/2616"/><draw:equation draw:name="f6" draw:formula="854*logwidth/2552"/><draw:equation draw:name="f7" draw:formula="356*logheight/2616"/><draw:equation draw:name="f8" draw:formula="900*logwidth/2552"/><draw:equation draw:name="f9" draw:formula="449*logheight/2616"/><draw:equation draw:name="f10" draw:formula="892*logwidth/2552"/><draw:equation draw:name="f11" draw:formula="540*logheight/2616"/><draw:equation draw:name="f12" draw:formula="830*logwidth/2552"/><draw:equation draw:name="f13" draw:formula="629*logheight/2616"/><draw:equation draw:name="f14" draw:formula="727*logwidth/2552"/><draw:equation draw:name="f15" draw:formula="723*logheight/2616"/><draw:equation draw:name="f16" draw:formula="669*logwidth/2552"/><draw:equation draw:name="f17" draw:formula="823*logheight/2616"/><draw:equation draw:name="f18" draw:formula="663*logwidth/2552"/><draw:equation draw:name="f19" draw:formula="925*logheight/2616"/><draw:equation draw:name="f20" draw:formula="707*logwidth/2552"/><draw:equation draw:name="f21" draw:formula="1027*logheight/2616"/><draw:equation draw:name="f22" draw:formula="918*logwidth/2552"/><draw:equation draw:name="f23" draw:formula="1253*logheight/2616"/><draw:equation draw:name="f24" draw:formula="1402*logwidth/2552"/><draw:equation draw:name="f25" draw:formula="1718*logheight/2616"/><draw:equation draw:name="f26" draw:formula="1630*logwidth/2552"/><draw:equation draw:name="f27" draw:formula="1918*logheight/2616"/><draw:equation draw:name="f28" draw:formula="1727*logwidth/2552"/><draw:equation draw:name="f29" draw:formula="1946*logheight/2616"/><draw:equation draw:name="f30" draw:formula="1823*logwidth/2552"/><draw:equation draw:name="f31" draw:formula="1921*logheight/2616"/><draw:equation draw:name="f32" draw:formula="1914*logwidth/2552"/><draw:equation draw:name="f33" draw:formula="1836*logheight/2616"/><draw:equation draw:name="f34" draw:formula="2018*logwidth/2552"/><draw:equation draw:name="f35" draw:formula="1737*logheight/2616"/><draw:equation draw:name="f36" draw:formula="2121*logwidth/2552"/><draw:equation draw:name="f37" draw:formula="1703*logheight/2616"/><draw:equation draw:name="f38" draw:formula="2222*logwidth/2552"/><draw:equation draw:name="f39" draw:formula="1728*logheight/2616"/><draw:equation draw:name="f40" draw:formula="2320*logwidth/2552"/><draw:equation draw:name="f41" draw:formula="1810*logheight/2616"/><draw:equation draw:name="f42" draw:formula="2529*logwidth/2552"/><draw:equation draw:name="f43" draw:formula="2061*logheight/2616"/><draw:equation draw:name="f44" draw:formula="2552*logwidth/2552"/><draw:equation draw:name="f45" draw:formula="2149*logheight/2616"/><draw:equation draw:name="f46" draw:formula="2538*logwidth/2552"/><draw:equation draw:name="f47" draw:formula="2228*logheight/2616"/><draw:equation draw:name="f48" draw:formula="2506*logwidth/2552"/><draw:equation draw:name="f49" draw:formula="2287*logheight/2616"/><draw:equation draw:name="f50" draw:formula="2475*logwidth/2552"/><draw:equation draw:name="f51" draw:formula="2321*logheight/2616"/><draw:equation draw:name="f52" draw:formula="2458*logwidth/2552"/><draw:equation draw:name="f53" draw:formula="2336*logheight/2616"/><draw:equation draw:name="f54" draw:formula="2412*logwidth/2552"/><draw:equation draw:name="f55" draw:formula="2374*logheight/2616"/><draw:equation draw:name="f56" draw:formula="2347*logwidth/2552"/><draw:equation draw:name="f57" draw:formula="2426*logheight/2616"/><draw:equation draw:name="f58" draw:formula="2269*logwidth/2552"/><draw:equation draw:name="f59" draw:formula="2482*logheight/2616"/><draw:equation draw:name="f60" draw:formula="2187*logwidth/2552"/><draw:equation draw:name="f61" draw:formula="2532*logheight/2616"/><draw:equation draw:name="f62" draw:formula="2109*logwidth/2552"/><draw:equation draw:name="f63" draw:formula="2567*logheight/2616"/><draw:equation draw:name="f64" draw:formula="1964*logwidth/2552"/><draw:equation draw:name="f65" draw:formula="2605*logheight/2616"/><draw:equation draw:name="f66" draw:formula="1848*logwidth/2552"/><draw:equation draw:name="f67" draw:formula="2616*logheight/2616"/><draw:equation draw:name="f68" draw:formula="1752*logwidth/2552"/><draw:equation draw:name="f69" draw:formula="2606*logheight/2616"/><draw:equation draw:name="f70" draw:formula="1668*logwidth/2552"/><draw:equation draw:name="f71" draw:formula="2581*logheight/2616"/><draw:equation draw:name="f72" draw:formula="1589*logwidth/2552"/><draw:equation draw:name="f73" draw:formula="2544*logheight/2616"/><draw:equation draw:name="f74" draw:formula="1439*logwidth/2552"/><draw:equation draw:name="f75" draw:formula="2469*logheight/2616"/><draw:equation draw:name="f76" draw:formula="1167*logwidth/2552"/><draw:equation draw:name="f77" draw:formula="2314*logheight/2616"/><draw:equation draw:name="f78" draw:formula="916*logwidth/2552"/><draw:equation draw:name="f79" draw:formula="2146*logheight/2616"/><draw:equation draw:name="f80" draw:formula="689*logwidth/2552"/><draw:equation draw:name="f81" draw:formula="1959*logheight/2616"/><draw:equation draw:name="f82" draw:formula="488*logwidth/2552"/><draw:equation draw:name="f83" draw:formula="1751*logheight/2616"/><draw:equation draw:name="f84" draw:formula="314*logwidth/2552"/><draw:equation draw:name="f85" draw:formula="1520*logheight/2616"/><draw:equation draw:name="f86" draw:formula="170*logwidth/2552"/><draw:equation draw:name="f87" draw:formula="1261*logheight/2616"/><draw:equation draw:name="f88" draw:formula="59*logwidth/2552"/><draw:equation draw:name="f89" draw:formula="972*logheight/2616"/><draw:equation draw:name="f90" draw:formula="4*logwidth/2552"/><draw:equation draw:name="f91" draw:formula="734*logheight/2616"/><draw:equation draw:name="f92" draw:formula="11*logwidth/2552"/><draw:equation draw:name="f93" draw:formula="543*logheight/2616"/><draw:equation draw:name="f94" draw:formula="63*logwidth/2552"/><draw:equation draw:name="f95" draw:formula="365*logheight/2616"/><draw:equation draw:name="f96" draw:formula="160*logwidth/2552"/><draw:equation draw:name="f97" draw:formula="197*logheight/2616"/><draw:equation draw:name="f98" draw:formula="279*logwidth/2552"/><draw:equation draw:name="f99" draw:formula="61*logheight/2616"/><draw:equation draw:name="f100" draw:formula="377*logwidth/2552"/><draw:equation draw:name="f101" draw:formula="6*logheight/2616"/><draw:equation draw:name="f102" draw:formula="logwidth"/><draw:equation draw:name="f103" draw:formula="logheight"/></draw:enhanced-geometry></draw:custom-shape></text:p>
                </table:table-cell>
              </table:table-row>
              <table:table-row table:style-name="Tabla1.1">
                <table:table-cell table:style-name="Tabla1.A1" office:value-type="string">
                  <text:p text:style-name="P10">barraganalain55@gmail.com</text:p>
                </table:table-cell>
                <table:table-cell table:style-name="Tabla1.B1" office:value-type="string">
                  <text:p text:style-name="P2"><draw:custom-shape text:anchor-type="as-char" draw:z-index="2" draw:name="Forma3" draw:style-name="gr2" draw:text-style-name="P21" svg:width="0.382cm" svg:height="0.255cm"><text:p/><draw:enhanced-geometry draw:mirror-horizontal="false" draw:mirror-vertical="false" svg:viewBox="0 0 0 0" drawooo:sub-view-size="120 80" draw:text-areas="0 0 ?f42 ?f43" draw:type="ooxml-non-primitive" draw:enhanced-path="M 108 21 L 108 21 60 58 12 21 C 11 20 11 19 12 18 13 16 14 16 16 17 L 60 51 104 17 C 105 16 107 16 108 18 109 19 109 20 108 21 L 108 21 Z M 114 0 L 114 0 6 0 C 3 0 0 3 0 6 L 0 74 C 0 77 3 80 6 80 L 114 80 C 117 80 120 77 120 74 L 120 6 C 120 3 117 0 114 0 Z N"><draw:equation draw:name="f0" draw:formula="108*logwidth/120"/><draw:equation draw:name="f1" draw:formula="21*logheight/80"/><draw:equation draw:name="f2" draw:formula="108*logwidth/120"/><draw:equation draw:name="f3" draw:formula="21*logheight/80"/><draw:equation draw:name="f4" draw:formula="60*logwidth/120"/><draw:equation draw:name="f5" draw:formula="58*logheight/80"/><draw:equation draw:name="f6" draw:formula="12*logwidth/120"/><draw:equation draw:name="f7" draw:formula="21*logheight/80"/><draw:equation draw:name="f8" draw:formula="12*logwidth/120"/><draw:equation draw:name="f9" draw:formula="18*logheight/80"/><draw:equation draw:name="f10" draw:formula="16*logwidth/120"/><draw:equation draw:name="f11" draw:formula="17*logheight/80"/><draw:equation draw:name="f12" draw:formula="60*logwidth/120"/><draw:equation draw:name="f13" draw:formula="51*logheight/80"/><draw:equation draw:name="f14" draw:formula="104*logwidth/120"/><draw:equation draw:name="f15" draw:formula="17*logheight/80"/><draw:equation draw:name="f16" draw:formula="108*logwidth/120"/><draw:equation draw:name="f17" draw:formula="18*logheight/80"/><draw:equation draw:name="f18" draw:formula="108*logwidth/120"/><draw:equation draw:name="f19" draw:formula="21*logheight/80"/><draw:equation draw:name="f20" draw:formula="108*logwidth/120"/><draw:equation draw:name="f21" draw:formula="21*logheight/80"/><draw:equation draw:name="f22" draw:formula="114*logwidth/120"/><draw:equation draw:name="f23" draw:formula="0*logheight/80"/><draw:equation draw:name="f24" draw:formula="114*logwidth/120"/><draw:equation draw:name="f25" draw:formula="0*logheight/80"/><draw:equation draw:name="f26" draw:formula="6*logwidth/120"/><draw:equation draw:name="f27" draw:formula="0*logheight/80"/><draw:equation draw:name="f28" draw:formula="0*logwidth/120"/><draw:equation draw:name="f29" draw:formula="6*logheight/80"/><draw:equation draw:name="f30" draw:formula="0*logwidth/120"/><draw:equation draw:name="f31" draw:formula="74*logheight/80"/><draw:equation draw:name="f32" draw:formula="6*logwidth/120"/><draw:equation draw:name="f33" draw:formula="80*logheight/80"/><draw:equation draw:name="f34" draw:formula="114*logwidth/120"/><draw:equation draw:name="f35" draw:formula="80*logheight/80"/><draw:equation draw:name="f36" draw:formula="120*logwidth/120"/><draw:equation draw:name="f37" draw:formula="74*logheight/80"/><draw:equation draw:name="f38" draw:formula="120*logwidth/120"/><draw:equation draw:name="f39" draw:formula="6*logheight/80"/><draw:equation draw:name="f40" draw:formula="114*logwidth/120"/><draw:equation draw:name="f41" draw:formula="0*logheight/80"/><draw:equation draw:name="f42" draw:formula="logwidth"/><draw:equation draw:name="f43" draw:formula="logheight"/></draw:enhanced-geometry></draw:custom-shape></text:p>
                </table:table-cell>
              </table:table-row>
              <table:table-row table:style-name="Tabla1.1">
                <table:table-cell table:style-name="Tabla1.A1" office:value-type="string">
                  <text:p text:style-name="P9">alainbarragan.com</text:p>
                </table:table-cell>
                <table:table-cell table:style-name="Tabla1.B1" office:value-type="string">
                  <text:p text:style-name="P2"><draw:custom-shape text:anchor-type="as-char" draw:z-index="3" draw:name="Forma5" draw:style-name="gr1" draw:text-style-name="P21" svg:width="0.331cm" svg:height="0.331cm"><text:p/><draw:enhanced-geometry draw:mirror-horizontal="false" draw:mirror-vertical="false" svg:viewBox="0 0 0 0" drawooo:sub-view-size="2691 2691" draw:text-areas="0 0 ?f126 ?f127" draw:type="ooxml-non-primitive" draw:enhanced-path="M 1942 1975 L 1921 2043 1895 2108 1864 2172 1830 2233 1794 2292 1758 2346 1720 2399 1684 2446 1651 2490 1711 2468 1773 2443 1835 2415 1897 2384 1957 2348 2017 2312 2075 2273 2128 2230 2179 2187 2226 2141 2267 2095 2210 2067 2147 2041 2082 2016 2013 1994 1942 1975 Z M 767 1973 L 691 1994 620 2018 553 2045 490 2073 431 2104 478 2156 531 2205 587 2252 648 2296 711 2337 778 2375 845 2409 914 2440 984 2466 1051 2490 1017 2446 982 2399 945 2347 910 2292 875 2234 842 2173 813 2108 787 2042 767 1973 Z M 1260 1906 L 1250 1906 1234 1907 1213 1907 1189 1908 1161 1909 1132 1910 1101 1911 1069 1912 1037 1914 1006 1916 976 1919 948 1921 922 1924 900 1928 912 1970 927 2012 944 2053 963 2093 982 2133 1003 2172 1025 2209 1047 2244 1071 2279 1094 2312 1116 2342 1138 2371 1159 2399 1179 2423 1198 2445 1215 2464 1230 2481 1243 2495 1253 2506 1261 2513 1265 2517 1266 2518 1260 1906 Z M 1436 1905 L 1418 2520 1419 2518 1424 2512 1433 2503 1445 2490 1460 2474 1478 2456 1497 2436 1520 2412 1543 2387 1567 2358 1592 2327 1618 2295 1644 2260 1669 2224 1694 2187 1717 2147 1740 2107 1761 2066 1779 2022 1795 1979 1808 1935 1782 1931 1751 1926 1718 1923 1684 1920 1649 1917 1613 1915 1579 1913 1546 1912 1517 1910 1489 1909 1468 1908 1451 1907 1440 1906 1436 1905 Z M 2016 1420 L 2010 1526 2001 1629 1988 1729 1972 1827 2042 1845 2111 1866 2177 1889 2240 1914 2301 1941 2357 1970 2398 1899 2434 1826 2465 1749 2491 1670 2511 1588 2526 1505 2535 1420 2016 1420 Z M 1428 1420 L 1428 1754 1531 1759 1632 1768 1731 1780 1828 1795 1842 1708 1854 1615 1861 1519 1866 1420 1428 1420 Z M 842 1420 L 847 1520 855 1616 866 1709 880 1797 976 1781 1074 1769 1174 1760 1276 1755 1276 1420 842 1420 Z M 156 1420 L 163 1496 175 1571 193 1644 214 1716 239 1785 269 1853 303 1918 341 1981 398 1950 459 1920 524 1893 591 1868 662 1845 736 1825 720 1728 707 1628 698 1525 692 1420 156 1420 Z M 1816 832 L 1722 847 1626 858 1528 867 1428 872 1428 1269 1865 1269 1861 1175 1854 1084 1844 996 1831 912 1816 832 Z M 892 831 L 877 911 864 995 855 1083 847 1175 843 1269 1276 1269 1276 871 1177 866 1081 858 985 846 892 831 Z M 2324 669 L 2258 701 2190 731 2116 758 2040 782 1961 804 1978 891 1992 982 2003 1075 2011 1171 2016 1269 2534 1269 2526 1186 2511 1105 2492 1026 2468 950 2440 876 2406 804 2367 735 2324 669 Z M 372 660 L 347 696 322 732 300 767 278 802 258 839 240 876 224 914 209 955 196 998 185 1044 175 1093 167 1146 161 1204 157 1267 692 1267 694 1209 695 1160 697 1115 700 1077 702 1044 705 1013 709 987 712 963 716 941 721 919 726 899 731 878 736 855 743 831 749 803 678 785 611 764 548 741 486 716 428 688 372 660 Z M 1717 217 L 1754 267 1787 321 1819 381 1849 444 1877 511 1902 581 1925 656 1991 638 2054 619 2114 596 2171 573 2226 549 2172 495 2116 443 2056 395 1994 351 1929 311 1861 275 1791 243 1717 217 Z M 998 209 L 922 235 849 267 778 302 710 342 646 387 584 435 526 488 471 543 527 569 586 594 648 619 713 640 782 658 806 582 832 510 861 440 892 376 925 315 961 259 998 209 Z M 1276 172 L 1239 189 1204 213 1168 243 1133 279 1100 321 1067 368 1036 421 1007 479 979 543 952 612 929 684 1013 697 1099 707 1187 716 1276 720 1276 172 Z M 1428 169 L 1428 721 1518 716 1606 709 1693 697 1779 684 1755 611 1728 541 1700 477 1671 419 1639 365 1606 317 1572 276 1537 239 1500 210 1464 186 1428 169 Z M 1345 0 L 1437 3 1528 12 1616 27 1702 48 1787 75 1869 106 1947 142 2024 184 2097 230 2167 281 2234 335 2297 395 2355 457 2411 524 2461 593 2507 667 2549 744 2585 823 2616 904 2643 988 2664 1075 2679 1164 2688 1253 2691 1346 2688 1438 2679 1528 2664 1617 2643 1703 2616 1787 2585 1869 2549 1949 2507 2024 2461 2098 2411 2168 2355 2234 2297 2297 2234 2356 2167 2411 2097 2461 2024 2508 1947 2549 1869 2585 1787 2618 1702 2644 1616 2664 1528 2679 1437 2688 1345 2691 1253 2688 1162 2679 1075 2664 988 2644 904 2618 822 2585 743 2549 667 2508 593 2461 524 2411 457 2356 394 2297 335 2234 280 2168 230 2098 184 2024 142 1949 106 1869 74 1787 47 1703 27 1617 12 1528 3 1438 0 1346 3 1253 12 1164 27 1075 47 988 74 904 106 823 142 744 184 667 230 593 280 524 335 457 394 395 457 335 524 281 593 230 667 184 743 142 822 106 904 75 988 48 1075 27 1162 12 1253 3 1345 0 Z N"><draw:equation draw:name="f0" draw:formula="1758*logwidth/2691"/><draw:equation draw:name="f1" draw:formula="2346*logheight/2691"/><draw:equation draw:name="f2" draw:formula="1897*logwidth/2691"/><draw:equation draw:name="f3" draw:formula="2384*logheight/2691"/><draw:equation draw:name="f4" draw:formula="2267*logwidth/2691"/><draw:equation draw:name="f5" draw:formula="2095*logheight/2691"/><draw:equation draw:name="f6" draw:formula="691*logwidth/2691"/><draw:equation draw:name="f7" draw:formula="1994*logheight/2691"/><draw:equation draw:name="f8" draw:formula="587*logwidth/2691"/><draw:equation draw:name="f9" draw:formula="2252*logheight/2691"/><draw:equation draw:name="f10" draw:formula="1051*logwidth/2691"/><draw:equation draw:name="f11" draw:formula="2490*logheight/2691"/><draw:equation draw:name="f12" draw:formula="813*logwidth/2691"/><draw:equation draw:name="f13" draw:formula="2108*logheight/2691"/><draw:equation draw:name="f14" draw:formula="1189*logwidth/2691"/><draw:equation draw:name="f15" draw:formula="1908*logheight/2691"/><draw:equation draw:name="f16" draw:formula="976*logwidth/2691"/><draw:equation draw:name="f17" draw:formula="1919*logheight/2691"/><draw:equation draw:name="f18" draw:formula="963*logwidth/2691"/><draw:equation draw:name="f19" draw:formula="2093*logheight/2691"/><draw:equation draw:name="f20" draw:formula="1116*logwidth/2691"/><draw:equation draw:name="f21" draw:formula="2342*logheight/2691"/><draw:equation draw:name="f22" draw:formula="1243*logwidth/2691"/><draw:equation draw:name="f23" draw:formula="2495*logheight/2691"/><draw:equation draw:name="f24" draw:formula="1418*logwidth/2691"/><draw:equation draw:name="f25" draw:formula="2520*logheight/2691"/><draw:equation draw:name="f26" draw:formula="1497*logwidth/2691"/><draw:equation draw:name="f27" draw:formula="2436*logheight/2691"/><draw:equation draw:name="f28" draw:formula="1669*logwidth/2691"/><draw:equation draw:name="f29" draw:formula="2224*logheight/2691"/><draw:equation draw:name="f30" draw:formula="1808*logwidth/2691"/><draw:equation draw:name="f31" draw:formula="1935*logheight/2691"/><draw:equation draw:name="f32" draw:formula="1579*logwidth/2691"/><draw:equation draw:name="f33" draw:formula="1913*logheight/2691"/><draw:equation draw:name="f34" draw:formula="1436*logwidth/2691"/><draw:equation draw:name="f35" draw:formula="1905*logheight/2691"/><draw:equation draw:name="f36" draw:formula="2111*logwidth/2691"/><draw:equation draw:name="f37" draw:formula="1866*logheight/2691"/><draw:equation draw:name="f38" draw:formula="2465*logwidth/2691"/><draw:equation draw:name="f39" draw:formula="1749*logheight/2691"/><draw:equation draw:name="f40" draw:formula="1428*logwidth/2691"/><draw:equation draw:name="f41" draw:formula="1754*logheight/2691"/><draw:equation draw:name="f42" draw:formula="1861*logwidth/2691"/><draw:equation draw:name="f43" draw:formula="1519*logheight/2691"/><draw:equation draw:name="f44" draw:formula="880*logwidth/2691"/><draw:equation draw:name="f45" draw:formula="1797*logheight/2691"/><draw:equation draw:name="f46" draw:formula="156*logwidth/2691"/><draw:equation draw:name="f47" draw:formula="1420*logheight/2691"/><draw:equation draw:name="f48" draw:formula="303*logwidth/2691"/><draw:equation draw:name="f49" draw:formula="1918*logheight/2691"/><draw:equation draw:name="f50" draw:formula="736*logwidth/2691"/><draw:equation draw:name="f51" draw:formula="1825*logheight/2691"/><draw:equation draw:name="f52" draw:formula="1722*logwidth/2691"/><draw:equation draw:name="f53" draw:formula="847*logheight/2691"/><draw:equation draw:name="f54" draw:formula="1854*logwidth/2691"/><draw:equation draw:name="f55" draw:formula="1084*logheight/2691"/><draw:equation draw:name="f56" draw:formula="855*logwidth/2691"/><draw:equation draw:name="f57" draw:formula="1083*logheight/2691"/><draw:equation draw:name="f58" draw:formula="985*logwidth/2691"/><draw:equation draw:name="f59" draw:formula="846*logheight/2691"/><draw:equation draw:name="f60" draw:formula="1961*logwidth/2691"/><draw:equation draw:name="f61" draw:formula="804*logheight/2691"/><draw:equation draw:name="f62" draw:formula="2526*logwidth/2691"/><draw:equation draw:name="f63" draw:formula="1186*logheight/2691"/><draw:equation draw:name="f64" draw:formula="2324*logwidth/2691"/><draw:equation draw:name="f65" draw:formula="669*logheight/2691"/><draw:equation draw:name="f66" draw:formula="240*logwidth/2691"/><draw:equation draw:name="f67" draw:formula="876*logheight/2691"/><draw:equation draw:name="f68" draw:formula="161*logwidth/2691"/><draw:equation draw:name="f69" draw:formula="1204*logheight/2691"/><draw:equation draw:name="f70" draw:formula="702*logwidth/2691"/><draw:equation draw:name="f71" draw:formula="1044*logheight/2691"/><draw:equation draw:name="f72" draw:formula="731*logwidth/2691"/><draw:equation draw:name="f73" draw:formula="878*logheight/2691"/><draw:equation draw:name="f74" draw:formula="486*logwidth/2691"/><draw:equation draw:name="f75" draw:formula="716*logheight/2691"/><draw:equation draw:name="f76" draw:formula="1849*logwidth/2691"/><draw:equation draw:name="f77" draw:formula="444*logheight/2691"/><draw:equation draw:name="f78" draw:formula="2171*logwidth/2691"/><draw:equation draw:name="f79" draw:formula="573*logheight/2691"/><draw:equation draw:name="f80" draw:formula="1861*logwidth/2691"/><draw:equation draw:name="f81" draw:formula="275*logheight/2691"/><draw:equation draw:name="f82" draw:formula="710*logwidth/2691"/><draw:equation draw:name="f83" draw:formula="342*logheight/2691"/><draw:equation draw:name="f84" draw:formula="648*logwidth/2691"/><draw:equation draw:name="f85" draw:formula="619*logheight/2691"/><draw:equation draw:name="f86" draw:formula="925*logwidth/2691"/><draw:equation draw:name="f87" draw:formula="315*logheight/2691"/><draw:equation draw:name="f88" draw:formula="1133*logwidth/2691"/><draw:equation draw:name="f89" draw:formula="279*logheight/2691"/><draw:equation draw:name="f90" draw:formula="929*logwidth/2691"/><draw:equation draw:name="f91" draw:formula="684*logheight/2691"/><draw:equation draw:name="f92" draw:formula="1428*logwidth/2691"/><draw:equation draw:name="f93" draw:formula="721*logheight/2691"/><draw:equation draw:name="f94" draw:formula="1700*logwidth/2691"/><draw:equation draw:name="f95" draw:formula="477*logheight/2691"/><draw:equation draw:name="f96" draw:formula="1464*logwidth/2691"/><draw:equation draw:name="f97" draw:formula="186*logheight/2691"/><draw:equation draw:name="f98" draw:formula="1787*logwidth/2691"/><draw:equation draw:name="f99" draw:formula="75*logheight/2691"/><draw:equation draw:name="f100" draw:formula="2297*logwidth/2691"/><draw:equation draw:name="f101" draw:formula="395*logheight/2691"/><draw:equation draw:name="f102" draw:formula="2616*logwidth/2691"/><draw:equation draw:name="f103" draw:formula="904*logheight/2691"/><draw:equation draw:name="f104" draw:formula="2679*logwidth/2691"/><draw:equation draw:name="f105" draw:formula="1528*logheight/2691"/><draw:equation draw:name="f106" draw:formula="2461*logwidth/2691"/><draw:equation draw:name="f107" draw:formula="2098*logheight/2691"/><draw:equation draw:name="f108" draw:formula="2024*logwidth/2691"/><draw:equation draw:name="f109" draw:formula="2508*logheight/2691"/><draw:equation draw:name="f110" draw:formula="1437*logwidth/2691"/><draw:equation draw:name="f111" draw:formula="2688*logheight/2691"/><draw:equation draw:name="f112" draw:formula="822*logwidth/2691"/><draw:equation draw:name="f113" draw:formula="2585*logheight/2691"/><draw:equation draw:name="f114" draw:formula="335*logwidth/2691"/><draw:equation draw:name="f115" draw:formula="2234*logheight/2691"/><draw:equation draw:name="f116" draw:formula="47*logwidth/2691"/><draw:equation draw:name="f117" draw:formula="1703*logheight/2691"/><draw:equation draw:name="f118" draw:formula="27*logwidth/2691"/><draw:equation draw:name="f119" draw:formula="1075*logheight/2691"/><draw:equation draw:name="f120" draw:formula="280*logwidth/2691"/><draw:equation draw:name="f121" draw:formula="524*logheight/2691"/><draw:equation draw:name="f122" draw:formula="743*logwidth/2691"/><draw:equation draw:name="f123" draw:formula="142*logheight/2691"/><draw:equation draw:name="f124" draw:formula="1345*logwidth/2691"/><draw:equation draw:name="f125" draw:formula="0*logheight/2691"/><draw:equation draw:name="f126" draw:formula="logwidth"/><draw:equation draw:name="f127" draw:formula="logheight"/></draw:enhanced-geometry></draw:custom-shape></text:p>
                </table:table-cell>
              </table:table-row>
            </table:table>
            <text:p text:style-name="P1"/>
          </table:table-cell>
        </table:table-row>
      </table:table>
      <text:p text:style-name="P16"/>
      <text:p text:style-name="P16">Soy un programador y desarrollador de videojuegos con mas de 3 años de experiencia laboral usando diferentes sistemas y lenguajes.</text:p>
      <text:h text:style-name="P6" text:outline-level="1">Habilidades</text:h>
      <table:table table:name="Tabla3" table:style-name="Tabla3">
        <table:table-column table:style-name="Tabla3.A"/>
        <table:table-column table:style-name="Tabla3.B"/>
        <table:table-row table:style-name="Tabla3.1">
          <table:table-cell table:style-name="Tabla3.A1" office:value-type="string">
            <text:list xml:id="list2099847415" text:style-name="WWNum4">
              <text:list-header>
                <text:p text:style-name="P14">Programación:</text:p>
                <text:p text:style-name="P11">C<text:span text:style-name="T9"># <text:s text:c="29"/></text:span>Python</text:p>
                <text:p text:style-name="P11">C++ <text:s text:c="26"/>SQL</text:p>
              </text:list-header>
            </text:list>
            <text:list xml:id="list1914484518" text:style-name="WWNum1">
              <text:list-header>
                <text:p text:style-name="P12">Web (HTML, PHP, JavaScript, CSS)</text:p>
              </text:list-header>
            </text:list>
          </table:table-cell>
          <table:table-cell table:style-name="Tabla3.B1" office:value-type="string">
            <text:list xml:id="list141317815342143" text:continue-list="list2099847415" text:style-name="WWNum1">
              <text:list-header>
                <text:p text:style-name="P15">Idiomas:</text:p>
              </text:list-header>
              <text:list-item>
                <text:p text:style-name="P13">Español: Nativo</text:p>
              </text:list-item>
              <text:list-item>
                <text:p text:style-name="P13">Inglés: Avanzado</text:p>
              </text:list-item>
            </text:list>
          </table:table-cell>
        </table:table-row>
      </table:table>
      <text:h text:style-name="P6" text:outline-level="1">Experiencia</text:h>
      <text:h text:style-name="Heading_20_3" text:outline-level="3"><text:span text:style-name="T2">Mayo 2018</text:span><text:span text:style-name="T1"> – </text:span><text:span text:style-name="T2">Abril 2019</text:span></text:h>
      <text:h text:style-name="Heading_20_2" text:outline-level="2"><text:span text:style-name="T2">Programador Unity VR </text:span><text:span text:style-name="T1">/ </text:span><text:span text:style-name="Emphasis"><text:span text:style-name="T2">Golstats</text:span></text:span></text:h>
      <text:p text:style-name="P17">Trabaje por un año en Golstats como programador para el área de VR en donde se desarrollo un sistema para recrear partidas de futbol en un ambiente virtual interactivo para análisis de comentaristas, entrenadores y jugadores.</text:p>
      <text:p text:style-name="P17">Durante mi tiempo en la empresa me encargue de reescribir parte del código para mejorar su funcionamiento y eliminar bugs, rediseñe el sistema de animaciones para hacerlas <text:span text:style-name="T7">modulares aumentando su fluidez y eliminando varios errores, también desarrolle un sistema de cámaras interactivas para poder grabar jugadas de forma cinemática.</text:span></text:p>
      <text:h text:style-name="Heading_20_3" text:outline-level="3"><text:span text:style-name="T5">Agosto 2019</text:span><text:span text:style-name="T1"> – </text:span><text:span text:style-name="T4">Actualidad</text:span></text:h>
      <text:h text:style-name="Heading_20_2" text:outline-level="2"><text:span text:style-name="T4">Programador</text:span><text:span text:style-name="T1"> / </text:span><text:span text:style-name="Emphasis"><text:span text:style-name="T4">Hospital Real San Jose</text:span></text:span></text:h>
      <text:p text:style-name="P19">Actualmente trabajo en el hospital Real San Jose en el desarrollo y mantenimiento de una aplicación web y móvil de uso interno del hospital y sus trabajadores de diversas áreas.</text:p>
      <text:p text:style-name="P20">Trabaje en el rediseño del sistema de reportes de laboratorio donde se procesa, guarda y da formato a los resultados de laboratorio de los pacientes para análisis, también trabaje en el sistema de comandas del restaurante para que los cocineros pudieran ver e interactuar con los pedidos que llegaban ya sea desde cocina o desde las habitaciones de los pacientes</text:p>
      <text:h text:style-name="P6" text:outline-level="1">Educación</text:h>
      <text:h text:style-name="P8" text:outline-level="3"><text:span text:style-name="T1">Agosto 2018</text:span></text:h>
      <text:h text:style-name="P7" text:outline-level="2"><text:span text:style-name="T3">Ingeniería en Programación de Videojuegos</text:span><text:span text:style-name="T1"> / </text:span><text:span text:style-name="Emphasis"><text:span text:style-name="T3">Uniat, GDL</text:span></text:span></text:h>
      <text:p text:style-name="P18"><text:bookmark text:name="_GoBack"/>En el 2018 me gradué de UNIAT, <text:span text:style-name="T8">donde realice varios proyectos ademas de participar en las Game Jams escolares programando videojuegos y como líder de equip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Rockwell" svg:font-family="Rockwell"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595959" loext:opacity="10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595959" loext:opacity="10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59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Standard" style:default-outline-level="" style:class="list">
      <style:paragraph-properties fo:margin-left="0.635cm" fo:margin-right="0cm" fo:margin-top="0cm" fo:margin-bottom="0.459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default-outline-level="1" style:list-style-name="" style:class="text">
      <style:paragraph-properties fo:margin-top="0.847cm" fo:margin-bottom="0.212cm" style:contextual-spacing="true" fo:padding-left="0cm" fo:padding-right="0cm" fo:padding-top="0.106cm" fo:padding-bottom="0cm" fo:border-left="none" fo:border-right="none" fo:border-top="0.51pt solid #a6a6a6" fo:border-bottom="none"/>
      <style:text-properties fo:color="#262626" loext:opacity="100%" style:font-name="Rockwell" fo:font-family="Rockwell"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cm" fo:margin-bottom="0.071cm" style:contextual-spacing="true" fo:keep-together="always" fo:keep-with-next="always"/>
      <style:text-properties fo:color="#007fab" loext:opacity="100%" style:font-name="Rockwell" fo:font-family="Rockwell"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cm" fo:margin-bottom="0cm" style:contextual-spacing="true" fo:keep-together="always" fo:keep-with-next="always"/>
      <style:text-properties fo:text-transform="uppercase" style:font-name-asian="Calibri1" style:font-family-asian="Calibri" style:font-family-generic-asian="system" style:font-pitch-asian="variable"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005e80" loext:opacity="100%" style:font-name="Rockwell" fo:font-family="Rockwell"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005e80" loext:opacity="100%" style:font-name="Rockwell" fo:font-family="Rockwell"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003f55" loext:opacity="100%" style:font-name="Rockwell" fo:font-family="Rockwell"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003f55" loext:opacity="100%" style:font-name="Rockwell" fo:font-family="Rockwell"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color="#272727" loext:opacity="100%" style:font-name="Rockwell" fo:font-family="Rockwell"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style:contextual-spacing="false" fo:keep-together="always" fo:keep-with-next="always"/>
      <style:text-properties fo:color="#272727" loext:opacity="100%" style:font-name="Rockwell" fo:font-family="Rockwell"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style:style>
    <style:style style:name="Footer" style:family="paragraph" style:parent-style-name="Standard" style:default-outline-level="" style:class="extra">
      <style:paragraph-properties fo:margin-top="0cm" fo:margin-bottom="0cm" style:contextual-spacing="false"/>
    </style:style>
    <style:style style:name="List_20_Bullet" style:display-name="List Bullet" style:family="paragraph" style:parent-style-name="Standard" style:default-outline-level="" style:list-style-name="WWNum1">
      <style:paragraph-properties fo:margin-top="0cm" fo:margin-bottom="0cm" style:contextual-spacing="true"/>
    </style:style>
    <style:style style:name="List_20_Bullet_20_2" style:display-name="List Bullet 2" style:family="paragraph" style:parent-style-name="Standard" style:default-outline-level="">
      <style:paragraph-properties fo:margin-top="0cm" fo:margin-bottom="0.459cm" style:contextual-spacing="true"/>
    </style:style>
    <style:style style:name="List_20_Bullet_20_3" style:display-name="List Bullet 3" style:family="paragraph" style:parent-style-name="Standard" style:default-outline-level="">
      <style:paragraph-properties fo:margin-top="0cm" fo:margin-bottom="0.459cm" style:contextual-spacing="true"/>
    </style:style>
    <style:style style:name="Title" style:family="paragraph" style:parent-style-name="Standard" style:default-outline-level="" style:class="chapter">
      <style:paragraph-properties fo:margin-top="0cm" fo:margin-bottom="0cm" style:contextual-spacing="true" fo:line-height="90%"/>
      <style:text-properties fo:color="#262626" loext:opacity="100%" style:font-name="Rockwell" fo:font-family="Rockwell" style:font-family-generic="roman" style:font-pitch="variable" fo:font-size="35pt" fo:font-weight="bold" style:letter-kerning="true" style:font-name-asian="Calibri1" style:font-family-asian="Calibri" style:font-family-generic-asian="system" style:font-pitch-asian="variable" style:font-size-asian="35pt" style:font-weight-asian="bold" style:font-name-complex="Tahoma" style:font-family-complex="Tahoma" style:font-family-generic-complex="system" style:font-pitch-complex="variable" style:font-size-complex="28pt"/>
    </style:style>
    <style:style style:name="Información_20_de_20_contacto" style:display-name="Información de contacto" style:family="paragraph" style:parent-style-name="Standard" style:default-outline-level="">
      <style:paragraph-properties fo:margin-top="0.071cm" fo:margin-bottom="0cm" style:contextual-spacing="true" fo:text-align="end" style:justify-single-word="false"/>
    </style:style>
    <style:style style:name="List_20_Number" style:display-name="List Number" style:family="paragraph" style:parent-style-name="Standard" style:default-outline-level="" style:list-style-name="WWNum6">
      <style:paragraph-properties fo:margin-top="0cm" fo:margin-bottom="0.459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padding="0cm" fo:border="none"/>
    </style:style>
    <style:style style:name="Subtitle" style:family="paragraph" style:parent-style-name="Standard" style:default-outline-level="" style:class="chapter">
      <style:paragraph-properties fo:margin-top="0cm" fo:margin-bottom="0.282cm" style:contextual-spacing="false"/>
      <style:text-properties fo:color="#5a5a5a" loext:opacity="100%" style:font-name-asian="Calibri1" style:font-family-asian="Calibri" style:font-family-generic-asian="system" style:font-pitch-asian="variable"/>
    </style:style>
    <style:style style:name="Intense_20_Quote" style:display-name="Intense Quote" style:family="paragraph" style:parent-style-name="Standard" style:next-style-name="Standard" style:default-outline-level="">
      <style:paragraph-properties fo:margin-top="0.635cm" fo:margin-bottom="0.635cm" style:contextual-spacing="false" fo:text-align="center" style:justify-single-word="false" fo:padding-left="0cm" fo:padding-right="0cm" fo:padding-top="0.353cm" fo:padding-bottom="0.353cm" fo:border-left="none" fo:border-right="none" fo:border-top="0.51pt solid #007fab" fo:border-bottom="0.51pt solid #007fab"/>
      <style:text-properties fo:color="#007fab" loext:opacity="100%" fo:font-style="italic" style:font-style-asian="italic" style:font-style-complex="italic"/>
    </style:style>
    <style:style style:name="Quote" style:family="paragraph" style:parent-style-name="Standard" style:next-style-name="Standard" style:default-outline-level="">
      <style:paragraph-properties fo:margin-top="0.353cm" fo:margin-bottom="0.282cm" style:contextual-spacing="false" fo:text-align="center" style:justify-single-word="false"/>
      <style:text-properties fo:color="#404040" loext:opacity="100%" fo:font-style="italic" style:font-style-asian="italic" style:font-style-complex="italic"/>
    </style:style>
    <style:style style:name="caption" style:family="paragraph" style:parent-style-name="Standard" style:next-style-name="Standard" style:default-outline-level="">
      <style:paragraph-properties fo:margin-top="0cm" fo:margin-bottom="0.353cm" style:contextual-spacing="false"/>
      <style:text-properties fo:color="#111111" loext:opacity="100%"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 style:display-name="Body Text 3" style:family="paragraph" style:parent-style-name="Standard" style:default-outline-level="">
      <style:paragraph-properties fo:margin-top="0cm" fo:margin-bottom="0.212cm" style:contextual-spacing="false"/>
      <style:text-properties style:font-size-complex="8pt"/>
    </style:style>
    <style:style style:name="Body_20_Text_20_Indent_20_3" style:display-name="Body Text Indent 3" style:family="paragraph" style:parent-style-name="Standard" style:default-outline-level="">
      <style:paragraph-properties fo:margin-left="0.635cm" fo:margin-right="0cm" fo:margin-top="0cm" fo:margin-bottom="0.212cm" style:contextual-spacing="false" fo:text-indent="0cm" style:auto-text-indent="false"/>
      <style:text-properties style:font-size-complex="8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cm" fo:margin-bottom="0cm" style:contextual-spacing="false"/>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style:default-outline-level="" style:class="extra">
      <style:paragraph-properties fo:margin-top="0cm" fo:margin-bottom="0cm" style:contextual-spacing="false"/>
      <style:text-properties style:font-size-complex="10pt"/>
    </style:style>
    <style:style style:name="envelope_20_return" style:display-name="envelope return" style:family="paragraph" style:parent-style-name="Standard" style:default-outline-level="">
      <style:paragraph-properties fo:margin-top="0cm" fo:margin-bottom="0cm" style:contextual-spacing="false"/>
      <style:text-properties style:font-name="Rockwell" fo:font-family="Rockwell"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font-size-complex="10pt"/>
    </style:style>
    <style:style style:name="Footnote" style:family="paragraph" style:parent-style-name="Standard" style:default-outline-level="" style:class="extra">
      <style:paragraph-properties fo:margin-top="0cm" fo:margin-bottom="0cm" style:contextual-spacing="false"/>
      <style:text-properties style:font-size-complex="10pt"/>
    </style:style>
    <style:style style:name="HTML_20_Preformatted" style:display-name="HTML Preformatted" style:family="paragraph" style:parent-style-name="Standard" style:default-outline-level="">
      <style:paragraph-properties fo:margin-top="0cm" fo:margin-bottom="0cm" style:contextual-spacing="false"/>
      <style:text-properties style:font-name="Consolas" fo:font-family="Consolas" style:font-family-generic="roman" style:font-pitch="variable" style:font-size-complex="10pt"/>
    </style:style>
    <style:style style:name="macro" style:family="paragraph" style:default-outline-level="">
      <style:paragraph-properties fo:margin-top="0cm" fo:margin-bottom="0cm" style: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margin-top="0cm" fo:margin-bottom="0cm" style:contextual-spacing="false"/>
      <style:text-properties style:font-name="Consolas" fo:font-family="Consolas" style:font-family-generic="roman" style:font-pitch="variable" style:font-size-complex="10.5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fo:padding="0.353cm" fo:border="0.26pt solid #007fab" style:shadow="none"/>
      <style:text-properties fo:color="#007fab" loext:opacity="100%" fo:font-style="italic" style:font-name-asian="Calibri1" style:font-family-asian="Calibri" style:font-family-generic-asian="system" style:font-pitch-asian="variable" style:font-style-asian="italic" style:font-style-complex="italic"/>
    </style:style>
    <style:style style:name="Body_20_Text_20_2" style:display-name="Body Text 2" style:family="paragraph" style:parent-style-name="Standard" style:default-outline-level="">
      <style:paragraph-properties fo:margin-top="0cm" fo:margin-bottom="0.212cm" style:contextual-spacing="false" fo:line-height="200%"/>
    </style:style>
    <style:style style:name="Body_20_Text_20_Indent" style:display-name="Body Text Indent" style:family="paragraph" style:parent-style-name="Text_20_body" style:default-outline-level="">
      <style:paragraph-properties fo:margin-left="0cm" fo:margin-right="0cm" fo:margin-top="0cm" fo:margin-bottom="0.459cm" style:contextual-spacing="false" fo:text-indent="0.635cm" style:auto-text-indent="false"/>
    </style:style>
    <style:style style:name="Text_20_body_20_indent" style:display-name="Text body indent" style:family="paragraph" style:parent-style-name="Standard" style:default-outline-level="" style:class="text">
      <style:paragraph-properties fo:margin-left="0.635cm" fo:margin-right="0cm" fo:margin-top="0cm" fo:margin-bottom="0.212cm" style: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margin-top="0cm" fo:margin-bottom="0.459cm" style:contextual-spacing="false" fo:text-indent="0.635cm" style:auto-text-indent="false"/>
    </style:style>
    <style:style style:name="Body_20_Text_20_Indent_20_2" style:display-name="Body Text Indent 2" style:family="paragraph" style:parent-style-name="Standard" style:default-outline-level="">
      <style:paragraph-properties fo:margin-left="0.635cm" fo:margin-right="0cm" fo:margin-top="0cm" fo:margin-bottom="0.212cm" style:contextual-spacing="false" fo:line-height="200%" fo:text-indent="0cm" style:auto-text-indent="false"/>
    </style:style>
    <style:style style:name="Closing" style:family="paragraph" style:parent-style-name="Standard" style:default-outline-level="">
      <style:paragraph-properties fo:margin-left="7.62cm" fo:margin-right="0cm" fo:margin-top="0cm" fo:margin-bottom="0cm" style:contextual-spacing="false" fo:text-indent="0cm" style:auto-text-indent="false"/>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paragraph-properties fo:margin-top="0cm" fo:margin-bottom="0cm" style:contextual-spacing="false"/>
    </style:style>
    <style:style style:name="envelope_20_address" style:display-name="envelope address" style:family="paragraph" style:parent-style-name="Standard" style:default-outline-level="">
      <style:paragraph-properties fo:margin-left="5.08cm" fo:margin-right="0cm" fo:margin-top="0cm" fo:margin-bottom="0cm" style:contextual-spacing="false" fo:text-indent="0cm" style:auto-text-indent="false"/>
      <style:text-properties style:font-name="Rockwell" fo:font-family="Rockwell"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TML_20_Address" style:display-name="HTML Address" style:family="paragraph" style:parent-style-name="Standard" style:default-outline-level="">
      <style:paragraph-properties fo:margin-top="0cm" fo:margin-bottom="0cm" style:contextual-spacing="false"/>
      <style:text-properties fo:font-style="italic" style:font-style-asian="italic" style:font-style-complex="italic"/>
    </style:style>
    <style:style style:name="index_20_1" style:display-name="index 1" style:family="paragraph" style:parent-style-name="Standard" style:next-style-name="Standard" style:auto-update="true" style:default-outline-level="">
      <style:paragraph-properties fo:margin-left="0.388cm" fo:margin-right="0cm" fo:margin-top="0cm" fo:margin-bottom="0cm" style:contextual-spacing="false"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margin-top="0cm" fo:margin-bottom="0cm" style:contextual-spacing="false"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margin-top="0cm" fo:margin-bottom="0cm" style:contextual-spacing="false"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margin-top="0cm" fo:margin-bottom="0cm" style:contextual-spacing="false"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margin-top="0cm" fo:margin-bottom="0cm" style:contextual-spacing="false"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margin-top="0cm" fo:margin-bottom="0cm" style:contextual-spacing="false"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margin-top="0cm" fo:margin-bottom="0cm" style:contextual-spacing="false"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margin-top="0cm" fo:margin-bottom="0cm" style:contextual-spacing="false"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margin-top="0cm" fo:margin-bottom="0cm" style:contextual-spacing="false" fo:text-indent="-0.388cm" style:auto-text-indent="false"/>
    </style:style>
    <style:style style:name="index_20_heading" style:display-name="index heading" style:family="paragraph" style:parent-style-name="Standard" style:next-style-name="index_20_1" style:default-outline-level="">
      <style:text-properties style:font-name="Rockwell" fo:font-family="Rockwell" style:font-family-generic="roman" style:font-pitch="variable" fo:font-weight="bold" style:font-name-asian="Calibri1" style:font-family-asian="Calibri" style:font-family-generic-asian="system" style:font-pitch-asian="variable" style:font-weight-asian="bold" style:font-name-complex="Tahoma" style:font-family-complex="Tahoma" style:font-family-generic-complex="system" style:font-pitch-complex="variable" style:font-weight-complex="bold"/>
    </style:style>
    <style:style style:name="List_20_2" style:display-name="List 2" style:family="paragraph" style:parent-style-name="Standard" style:default-outline-level="" style:class="list">
      <style:paragraph-properties fo:margin-left="1.27cm" fo:margin-right="0cm" fo:margin-top="0cm" fo:margin-bottom="0.459cm" style:contextual-spacing="true" fo:text-indent="-0.635cm" style:auto-text-indent="false"/>
    </style:style>
    <style:style style:name="List_20_3" style:display-name="List 3" style:family="paragraph" style:parent-style-name="Standard" style:default-outline-level="" style:class="list">
      <style:paragraph-properties fo:margin-left="1.905cm" fo:margin-right="0cm" fo:margin-top="0cm" fo:margin-bottom="0.459cm" style:contextual-spacing="true" fo:text-indent="-0.635cm" style:auto-text-indent="false"/>
    </style:style>
    <style:style style:name="List_20_4" style:display-name="List 4" style:family="paragraph" style:parent-style-name="Standard" style:default-outline-level="" style:class="list">
      <style:paragraph-properties fo:margin-left="2.54cm" fo:margin-right="0cm" fo:margin-top="0cm" fo:margin-bottom="0.459cm" style:contextual-spacing="true" fo:text-indent="-0.635cm" style:auto-text-indent="false"/>
    </style:style>
    <style:style style:name="List_20_5" style:display-name="List 5" style:family="paragraph" style:parent-style-name="Standard" style:default-outline-level="" style:class="list">
      <style:paragraph-properties fo:margin-left="3.175cm" fo:margin-right="0cm" fo:margin-top="0cm" fo:margin-bottom="0.459cm" style:contextual-spacing="true" fo:text-indent="-0.635cm" style:auto-text-indent="false"/>
    </style:style>
    <style:style style:name="List_20_Bullet_20_4" style:display-name="List Bullet 4" style:family="paragraph" style:parent-style-name="Standard" style:default-outline-level="" style:list-style-name="WWNum7">
      <style:paragraph-properties fo:margin-top="0cm" fo:margin-bottom="0.459cm" style:contextual-spacing="true"/>
    </style:style>
    <style:style style:name="List_20_Bullet_20_5" style:display-name="List Bullet 5" style:family="paragraph" style:parent-style-name="Standard" style:default-outline-level="" style:list-style-name="WWNum8">
      <style:paragraph-properties fo:margin-top="0cm" fo:margin-bottom="0.459cm" style:contextual-spacing="true"/>
    </style:style>
    <style:style style:name="List_20_Continue" style:display-name="List Continue" style:family="paragraph" style:parent-style-name="Standard" style:default-outline-level="">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style: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cm" fo:margin-bottom="0.212cm" style: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cm" fo:margin-bottom="0.212cm" style:contextual-spacing="true" fo:text-indent="0cm" style:auto-text-indent="false"/>
    </style:style>
    <style:style style:name="List_20_Number_20_2" style:display-name="List Number 2" style:family="paragraph" style:parent-style-name="Standard" style:default-outline-level="" style:list-style-name="WWNum9">
      <style:paragraph-properties fo:margin-top="0cm" fo:margin-bottom="0.459cm" style:contextual-spacing="true"/>
    </style:style>
    <style:style style:name="List_20_Number_20_3" style:display-name="List Number 3" style:family="paragraph" style:parent-style-name="Standard" style:default-outline-level="" style:list-style-name="WWNum10">
      <style:paragraph-properties fo:margin-top="0cm" fo:margin-bottom="0.459cm" style:contextual-spacing="true"/>
    </style:style>
    <style:style style:name="List_20_Number_20_4" style:display-name="List Number 4" style:family="paragraph" style:parent-style-name="Standard" style:default-outline-level="" style:list-style-name="WWNum11">
      <style:paragraph-properties fo:margin-top="0cm" fo:margin-bottom="0.459cm" style:contextual-spacing="true"/>
    </style:style>
    <style:style style:name="List_20_Number_20_5" style:display-name="List Number 5" style:family="paragraph" style:parent-style-name="Standard" style:default-outline-level="" style:list-style-name="WWNum12">
      <style:paragraph-properties fo:margin-top="0cm" fo:margin-bottom="0.459cm" style:contextual-spacing="true"/>
    </style:style>
    <style:style style:name="List_20_Paragraph" style:display-name="List Paragraph" style:family="paragraph" style:parent-style-name="Standard" style:default-outline-level="">
      <style:paragraph-properties fo:margin-left="1.27cm" fo:margin-right="0cm" fo:margin-top="0cm" fo:margin-bottom="0.459cm" style:contextual-spacing="true" fo:text-indent="0cm" style:auto-text-indent="false"/>
    </style:style>
    <style:style style:name="Message_20_Header" style:display-name="Message Header" style:family="paragraph" style:parent-style-name="Standard" style:default-outline-level="">
      <loext:graphic-properties draw:fill="solid" draw:fill-color="#cccccc"/>
      <style:paragraph-properties fo:margin-left="1.905cm" fo:margin-right="0cm" fo:margin-top="0cm" fo:margin-bottom="0cm" style:contextual-spacing="false" fo:text-indent="-1.905cm" style:auto-text-indent="false" fo:background-color="#cccccc" fo:padding="0.035cm" fo:border="0.74pt solid #000000" style:shadow="none"/>
      <style:text-properties style:font-name="Rockwell" fo:font-family="Rockwell"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text-align="start" style:justify-single-word="false" fo:orphans="2" fo:widows="2" style:writing-mode="lr-tb"/>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paragraph-properties fo:margin-top="0cm" fo:margin-bottom="0cm" style:contextual-spacing="false"/>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7.62cm" fo:margin-right="0cm" fo:margin-top="0cm" fo:margin-bottom="0cm" style:contextual-spacing="false" fo:text-indent="0cm" style:auto-text-indent="false"/>
    </style:style>
    <style:style style:name="table_20_of_20_authorities" style:display-name="table of authorities" style:family="paragraph" style:parent-style-name="Standard" style:next-style-name="Standard" style:default-outline-level="">
      <style:paragraph-properties fo:margin-left="0.388cm" fo:margin-right="0cm" fo:margin-top="0cm" fo:margin-bottom="0cm" style:contextual-spacing="false" fo:text-indent="-0.388cm" style:auto-text-indent="false"/>
    </style:style>
    <style:style style:name="table_20_of_20_figures" style:display-name="table of figures" style:family="paragraph" style:parent-style-name="Standard" style:next-style-name="Standard" style:default-outline-level="">
      <style:paragraph-properties fo:margin-top="0cm" fo:margin-bottom="0cm" style:contextual-spacing="false"/>
    </style:style>
    <style:style style:name="toa_20_heading" style:display-name="toa heading" style:family="paragraph" style:parent-style-name="Standard" style:next-style-name="Standard" style:default-outline-level="">
      <style:paragraph-properties fo:margin-top="0.212cm" fo:margin-bottom="0.459cm" style:contextual-spacing="false"/>
      <style:text-properties style:font-name="Rockwell" fo:font-family="Rockwell"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style: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style: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style: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style: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style:contextual-spacing="false" fo:text-indent="0cm" style:auto-text-indent="false"/>
    </style:style>
    <style:style style:name="Iconos" style:family="paragraph" style:parent-style-name="Standard" style:default-outline-level="">
      <style:paragraph-properties fo:margin-top="0cm" fo:margin-bottom="0.071cm" style:contextual-spacing="false" fo:text-align="center" style:justify-single-word="false"/>
      <style:text-properties fo:color="#4c4c4c" loext:opacity="100%"/>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62626" loext:opacity="100%" style:font-name="Rockwell" fo:font-family="Rockwell"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007fab" loext:opacity="100%" style:font-name="Rockwell" fo:font-family="Rockwell"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fo:text-transform="uppercase" style:font-name-asian="Calibri1" style:font-family-asian="Calibri" style:font-family-generic-asian="system" style:font-pitch-asian="variable" style:font-name-complex="Tahoma" style:font-family-complex="Tahoma" style:font-family-generic-complex="system" style:font-pitch-complex="variable" style:font-size-complex="12pt"/>
    </style:style>
    <style:style style:name="Título_20_Car" style:display-name="Título Car" style:family="text" style:parent-style-name="Default_20_Paragraph_20_Font">
      <style:text-properties fo:color="#262626" loext:opacity="100%" style:font-name="Rockwell" fo:font-family="Rockwell" style:font-family-generic="roman" style:font-pitch="variable" fo:font-size="35pt" fo:font-weight="bold" style:letter-kerning="true" style:font-name-asian="Calibri1" style:font-family-asian="Calibri" style:font-family-generic-asian="system" style:font-pitch-asian="variable" style:font-size-asian="35pt" style:font-weight-asian="bold" style:font-name-complex="Tahoma" style:font-family-complex="Tahoma" style:font-family-generic-complex="system" style:font-pitch-complex="variable" style:font-size-complex="28pt"/>
    </style:style>
    <style:style style:name="Placeholder_20_Text" style:display-name="Placeholder Text" style:family="text" style:parent-style-name="Default_20_Paragraph_20_Font">
      <style:text-properties fo:color="#595959" loext:opacity="100%"/>
    </style:style>
    <style:style style:name="Título_20_4_20_Car" style:display-name="Título 4 Car" style:family="text" style:parent-style-name="Default_20_Paragraph_20_Font">
      <style:text-properties fo:color="#005e80" loext:opacity="100%" style:font-name="Rockwell" fo:font-family="Rockwell"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Emphasis" style:family="text" style:parent-style-name="Default_20_Paragraph_20_Font">
      <style:text-properties fo:color="#595959" loext:opacity="100%" fo:font-style="normal" fo:font-weight="normal" style:font-style-asian="normal" style:font-weight-asian="normal" style:font-style-complex="italic"/>
    </style:style>
    <style:style style:name="Subtítulo_20_Car" style:display-name="Subtítulo Car" style:family="text" style:parent-style-name="Default_20_Paragraph_20_Font">
      <style:text-properties fo:color="#5a5a5a" loext:opacity="100%" style:font-name-asian="Calibri1" style:font-family-asian="Calibri" style:font-family-generic-asian="system" style:font-pitch-asian="variable"/>
    </style:style>
    <style:style style:name="Book_20_Title" style:display-name="Book Title" style:family="text" style:parent-style-name="Default_20_Paragraph_20_Font">
      <style:text-properties fo:letter-spacing="normal"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007fab" loext:opacity="100%" fo:letter-spacing="normal" fo:font-weight="bold" style:font-weight-asian="bold" style:font-weight-complex="bold"/>
    </style:style>
    <style:style style:name="Cita_20_destacada_20_Car" style:display-name="Cita destacada Car" style:family="text" style:parent-style-name="Default_20_Paragraph_20_Font">
      <style:text-properties fo:color="#007fab" loext:opacity="100%" fo:font-style="italic" style:font-style-asian="italic" style:font-style-complex="italic"/>
    </style:style>
    <style:style style:name="Cita_20_Car" style:display-name="Cita Car" style:family="text" style:parent-style-name="Default_20_Paragraph_20_Font">
      <style:text-properties fo:color="#404040" loext:opacity="100%" fo:font-style="italic" style:font-style-asian="italic" style:font-style-complex="italic"/>
    </style:style>
    <style:style style:name="Título_20_8_20_Car" style:display-name="Título 8 Car" style:family="text" style:parent-style-name="Default_20_Paragraph_20_Font">
      <style:text-properties fo:color="#272727" loext:opacity="100%" style:font-name="Rockwell" fo:font-family="Rockwell"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font-size-complex="10.5pt"/>
    </style:style>
    <style:style style:name="Título_20_9_20_Car" style:display-name="Título 9 Car" style:family="text" style:parent-style-name="Default_20_Paragraph_20_Font">
      <style:text-properties fo:color="#272727" loext:opacity="100%" style:font-name="Rockwell" fo:font-family="Rockwell"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ize-complex="10.5pt" style:font-style-complex="italic"/>
    </style:style>
    <style:style style:name="Texto_20_de_20_globo_20_Car" style:display-name="Texto de globo C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Texto_20_independiente_20_3_20_Car" style:display-name="Texto independiente 3 Car" style:family="text" style:parent-style-name="Default_20_Paragraph_20_Font">
      <style:text-properties style:font-size-complex="8pt"/>
    </style:style>
    <style:style style:name="Sangría_20_3_20_de_20_t._20_independiente_20_Car" style:display-name="Sangría 3 de t. independiente C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Texto_20_comentario_20_Car" style:display-name="Texto comentario Car" style:family="text" style:parent-style-name="Default_20_Paragraph_20_Font">
      <style:text-properties style:font-size-complex="10pt"/>
    </style:style>
    <style:style style:name="Asunto_20_del_20_comentario_20_Car" style:display-name="Asunto del comentario Car" style:family="text" style:parent-style-name="Texto_20_comentario_20_Car">
      <style:text-properties fo:font-weight="bold" style:font-weight-asian="bold" style:font-size-complex="10pt" style:font-weight-complex="bold"/>
    </style:style>
    <style:style style:name="Mapa_20_del_20_documento_20_Car" style:display-name="Mapa del documento C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Texto_20_nota_20_al_20_final_20_Car" style:display-name="Texto nota al final Car" style:family="text" style:parent-style-name="Default_20_Paragraph_20_Font">
      <style:text-properties style:font-size-complex="10pt"/>
    </style:style>
    <style:style style:name="Texto_20_nota_20_pie_20_Car" style:display-name="Texto nota pie C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con_20_formato_20_previo_20_Car" style:display-name="HTML con formato previo C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Texto_20_macro_20_Car" style:display-name="Texto macro Car" style:family="text" style:parent-style-name="Default_20_Paragraph_20_Font">
      <style:text-properties style:font-name="Consolas" fo:font-family="Consolas" style:font-family-generic="roman" style:font-pitch="variable" style:font-size-complex="10pt"/>
    </style:style>
    <style:style style:name="Texto_20_sin_20_formato_20_Car" style:display-name="Texto sin formato Car" style:family="text" style:parent-style-name="Default_20_Paragraph_20_Font">
      <style:text-properties style:font-name="Consolas" fo:font-family="Consolas" style:font-family-generic="roman" style:font-pitch="variable" style:font-size-complex="10.5pt"/>
    </style:style>
    <style:style style:name="Texto_20_independiente_20_Car" style:display-name="Texto independiente Car" style:family="text" style:parent-style-name="Default_20_Paragraph_20_Font"/>
    <style:style style:name="Texto_20_independiente_20_2_20_Car" style:display-name="Texto independiente 2 Car" style:family="text" style:parent-style-name="Default_20_Paragraph_20_Font"/>
    <style:style style:name="Texto_20_independiente_20_primera_20_sangría_20_Car" style:display-name="Texto independiente primera sangría Car" style:family="text" style:parent-style-name="Texto_20_independiente_20_Car"/>
    <style:style style:name="Sangría_20_de_20_texto_20_normal_20_Car" style:display-name="Sangría de texto normal Car" style:family="text" style:parent-style-name="Default_20_Paragraph_20_Font"/>
    <style:style style:name="Texto_20_independiente_20_primera_20_sangría_20_2_20_Car" style:display-name="Texto independiente primera sangría 2 Car" style:family="text" style:parent-style-name="Sangría_20_de_20_texto_20_normal_20_Car"/>
    <style:style style:name="Sangría_20_2_20_de_20_t._20_independiente_20_Car" style:display-name="Sangría 2 de t. independiente Car" style:family="text" style:parent-style-name="Default_20_Paragraph_20_Font"/>
    <style:style style:name="Cierre_20_Car" style:display-name="Cierre Car" style:family="text" style:parent-style-name="Default_20_Paragraph_20_Font"/>
    <style:style style:name="Fecha_20_Car" style:display-name="Fecha Car" style:family="text" style:parent-style-name="Default_20_Paragraph_20_Font"/>
    <style:style style:name="Firma_20_de_20_correo_20_electrónico_20_Car" style:display-name="Firma de correo electrónico Car" style:family="text" style:parent-style-name="Default_20_Paragraph_20_Font"/>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ba3e31"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ítulo_20_5_20_Car" style:display-name="Título 5 Car" style:family="text" style:parent-style-name="Default_20_Paragraph_20_Font">
      <style:text-properties fo:color="#005e80" loext:opacity="100%" style:font-name="Rockwell" fo:font-family="Rockwell"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ítulo_20_6_20_Car" style:display-name="Título 6 Car" style:family="text" style:parent-style-name="Default_20_Paragraph_20_Font">
      <style:text-properties fo:color="#003f55" loext:opacity="100%" style:font-name="Rockwell" fo:font-family="Rockwell"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ítulo_20_7_20_Car" style:display-name="Título 7 Car" style:family="text" style:parent-style-name="Default_20_Paragraph_20_Font">
      <style:text-properties fo:color="#003f55" loext:opacity="100%" style:font-name="Rockwell" fo:font-family="Rockwell"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TML_20_Acronym" style:display-name="HTML Acronym" style:family="text" style:parent-style-name="Default_20_Paragraph_20_Font"/>
    <style:style style:name="Dirección_20_HTML_20_Car" style:display-name="Dirección HTML C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Definition" style:display-name="HTML Definition"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36181" loext:opacity="100%" style:text-underline-style="solid" style:text-underline-width="auto" style:text-underline-color="font-color"/>
    </style:style>
    <style:style style:name="Intense_20_Emphasis" style:display-name="Intense Emphasis" style:family="text" style:parent-style-name="Default_20_Paragraph_20_Font">
      <style:text-properties fo:color="#007fab" loext:opacity="100%" fo:font-style="italic" style:font-style-asian="italic" style:font-style-complex="italic"/>
    </style:style>
    <style:style style:name="line_20_number" style:display-name="line number" style:family="text" style:parent-style-name="Default_20_Paragraph_20_Font"/>
    <style:style style:name="Encabezado_20_de_20_mensaje_20_Car" style:display-name="Encabezado de mensaje Car" style:family="text" style:parent-style-name="Default_20_Paragraph_20_Font">
      <style:text-properties style:font-name="Rockwell" fo:font-family="Rockwell" style:font-family-generic="roman" style:font-pitch="variable" fo:font-size="12pt" fo:background-color="#cccccc"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Encabezado_20_de_20_nota_20_Car" style:display-name="Encabezado de nota Car" style:family="text" style:parent-style-name="Default_20_Paragraph_20_Font"/>
    <style:style style:name="page_20_number" style:display-name="page number" style:family="text" style:parent-style-name="Default_20_Paragraph_20_Font"/>
    <style:style style:name="Saludo_20_Car" style:display-name="Saludo Car" style:family="text" style:parent-style-name="Default_20_Paragraph_20_Font"/>
    <style:style style:name="Firma_20_Car" style:display-name="Firma C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loext:opacity="100%"/>
    </style:style>
    <style:style style:name="ListLabel_20_1" style:display-name="ListLabel 1" style:family="text">
      <style:text-properties fo:color="#007fab" loext:opacity="100%" fo:font-size="12pt" style:font-size-asian="12pt"/>
    </style:style>
    <style:style style:name="ListLabel_20_2" style:display-name="ListLabel 2" style:family="text">
      <style:text-properties fo:color="#007fab" loext:opacity="100%"/>
    </style:style>
    <style:style style:name="ListLabel_20_3" style:display-name="ListLabel 3" style:family="text">
      <style:text-properties fo:color="#007fab" loext:opacity="100%"/>
    </style:style>
    <style:style style:name="ListLabel_20_4" style:display-name="ListLabel 4" style:family="text">
      <style:text-properties fo:color="#007fab" loext:opacity="100%" fo:font-size="12pt" style:font-size-asian="12pt"/>
    </style:style>
    <style:style style:name="ListLabel_20_5" style:display-name="ListLabel 5" style:family="text">
      <style:text-properties fo:color="#007fab" loext:opacity="100%"/>
    </style:style>
    <style:style style:name="ListLabel_20_6" style:display-name="ListLabel 6" style:family="text">
      <style:text-properties fo:color="#007fab" loext:opacity="100%"/>
    </style:style>
    <style:style style:name="ListLabel_20_7" style:display-name="ListLabel 7" style:family="text">
      <style:text-properties fo:color="#007fab" loext:opacity="100%" fo:font-size="11pt" fo:font-style="normal" fo:font-weight="normal" style:font-size-asian="11pt" style:font-style-asian="normal" style:font-weight-asian="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s" fo:country="MX" style:language-complex="es" style:country-complex="MX"/>
    </style:style>
    <style:page-layout style:name="Mpm1">
      <style:page-layout-properties fo:page-width="21.001cm" fo:page-height="29.7cm" style:num-format="1" style:print-orientation="portrait" fo:margin-top="1.6cm" fo:margin-bottom="1.27cm" fo:margin-left="2.54cm" fo:margin-right="2.54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35cm" fo:margin-left="0cm" fo:margin-right="0cm" fo:margin-top="0.534cm" style:dynamic-spacing="true"/>
      </style:footer-style>
    </style:page-layout>
    <style:page-layout style:name="Mpm2">
      <style:page-layout-properties fo:page-width="21.001cm" fo:page-height="29.7cm" style:num-format="1" style:print-orientation="portrait" fo:margin-top="1.6cm" fo:margin-bottom="1.905cm" fo:margin-left="2.54cm" fo:margin-right="2.54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4</meta:editing-cycles>
    <meta:creation-date>2022-01-04T10:24:58.623000000</meta:creation-date>
    <dc:date>2022-01-05T14:13:16.074000000</dc:date>
    <meta:editing-duration>PT3H13M2S</meta:editing-duration>
    <meta:generator>LibreOffice/7.2.4.1$Windows_X86_64 LibreOffice_project/27d75539669ac387bb498e35313b970b7fe9c4f9</meta:generator>
    <meta:document-statistic meta:table-count="3" meta:image-count="0" meta:object-count="0" meta:page-count="1" meta:paragraph-count="32" meta:word-count="286" meta:character-count="1858" meta:non-whitespace-character-count="1550"/>
    <meta:user-defined meta:name="AppVersion">16.0000</meta:user-defined>
    <meta:template xlink:type="simple" xlink:actuate="onRequest" xlink:title="TM16402467" xlink:href=""/>
  </office:meta>
</office:document-meta>
</file>